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">
            <text:p>5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">
            <text:p>9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2">
            <text:p>17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946">
            <text:p>494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301">
            <text:p>530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9991">
            <text:p>999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4">
            <text:p>2020-11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1 - 1.09)">
            <text:p>(1.01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9">
            <text:p>1.0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9.5">
            <text:p>109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3">
            <text:p>0.073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594484">
            <text:p>1.26594484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9.83767094351195">
            <text:p>9.837670943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43.75">
            <text:p>143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6010324483776">
            <text:p>0.1060103245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9306298593164">
            <text:p>1.3930629859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6.87924198408371">
            <text:p>6.879241984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2.25">
            <text:p>92.25</text:p>
          </table:table-cell>
          <table:table-cell office:value-type="float" office:value="297.5">
            <text:p>297.5</text:p>
          </table:table-cell>
          <table:table-cell office:value-type="float" office:value="0.0376712328767123">
            <text:p>0.0376712329</text:p>
          </table:table-cell>
          <table:table-cell office:value-type="float" office:value="0.117966751918159">
            <text:p>0.1179667519</text:p>
          </table:table-cell>
          <table:table-cell office:value-type="float" office:value="0.169226393629124">
            <text:p>0.1692263936</text:p>
          </table:table-cell>
          <table:table-cell office:value-type="float" office:value="1.13463079376994">
            <text:p>1.1346307938</text:p>
          </table:table-cell>
          <table:table-cell office:value-type="float" office:value="1.44015929464747">
            <text:p>1.4401592946</text:p>
          </table:table-cell>
          <table:table-cell office:value-type="float" office:value="1.64842201941134">
            <text:p>1.6484220194</text:p>
          </table:table-cell>
          <table:table-cell office:value-type="float" office:value="18.7443446228369">
            <text:p>18.7443446228</text:p>
          </table:table-cell>
          <table:table-cell office:value-type="float" office:value="6.21591798994721">
            <text:p>6.2159179899</text:p>
          </table:table-cell>
          <table:table-cell office:value-type="float" office:value="4.43352218823597">
            <text:p>4.433522188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34">
            <text:p>193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96277145811789">
            <text:p>0.0796277146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9112452397579">
            <text:p>1.291124524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046996852181">
            <text:p>9.046996852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63">
            <text:p>1863</text:p>
          </table:table-cell>
          <table:table-cell office:value-type="float" office:value="60.75">
            <text:p>60.75</text:p>
          </table:table-cell>
          <table:table-cell office:value-type="float" office:value="64.25">
            <text:p>64.25</text:p>
          </table:table-cell>
          <table:table-cell office:value-type="float" office:value="56.75">
            <text:p>56.75</text:p>
          </table:table-cell>
          <table:table-cell office:value-type="float" office:value="0.185213414634146">
            <text:p>0.1852134146</text:p>
          </table:table-cell>
          <table:table-cell office:value-type="float" office:value="0.0712305986696231">
            <text:p>0.0712305987</text:p>
          </table:table-cell>
          <table:table-cell office:value-type="float" office:value="0.0304616210413312">
            <text:p>0.030461621</text:p>
          </table:table-cell>
          <table:table-cell office:value-type="float" office:value="1.71548280878197">
            <text:p>1.7154828088</text:p>
          </table:table-cell>
          <table:table-cell office:value-type="float" office:value="1.25925173978987">
            <text:p>1.2592517398</text:p>
          </table:table-cell>
          <table:table-cell office:value-type="float" office:value="1.10843437794333">
            <text:p>1.1084343779</text:p>
          </table:table-cell>
          <table:table-cell office:value-type="float" office:value="4.07918746488864">
            <text:p>4.0791874649</text:p>
          </table:table-cell>
          <table:table-cell office:value-type="float" office:value="10.0736306285791">
            <text:p>10.0736306286</text:p>
          </table:table-cell>
          <table:table-cell office:value-type="float" office:value="23.0996103490142">
            <text:p>23.09961034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87">
            <text:p>987</text:p>
          </table:table-cell>
          <table:table-cell office:value-type="float" office:value="2214">
            <text:p>2214</text:p>
          </table:table-cell>
          <table:table-cell office:value-type="float" office:value="72.875">
            <text:p>72.875</text:p>
          </table:table-cell>
          <table:table-cell office:value-type="float" office:value="171.75">
            <text:p>171.75</text:p>
          </table:table-cell>
          <table:table-cell office:value-type="float" office:value="79.5">
            <text:p>79.5</text:p>
          </table:table-cell>
          <table:table-cell office:value-type="float" office:value="0.202430555555556">
            <text:p>0.2024305556</text:p>
          </table:table-cell>
          <table:table-cell office:value-type="float" office:value="0.174012158054711">
            <text:p>0.1740121581</text:p>
          </table:table-cell>
          <table:table-cell office:value-type="float" office:value="0.0359078590785908">
            <text:p>0.0359078591</text:p>
          </table:table-cell>
          <table:table-cell office:value-type="float" office:value="1.78882407889661">
            <text:p>1.7888240789</text:p>
          </table:table-cell>
          <table:table-cell office:value-type="float" office:value="1.66839180624717">
            <text:p>1.6683918062</text:p>
          </table:table-cell>
          <table:table-cell office:value-type="float" office:value="1.12820468048854">
            <text:p>1.1282046805</text:p>
          </table:table-cell>
          <table:table-cell office:value-type="float" office:value="3.76005472661141">
            <text:p>3.7600547266</text:p>
          </table:table-cell>
          <table:table-cell office:value-type="float" office:value="4.32063708690785">
            <text:p>4.3206370869</text:p>
          </table:table-cell>
          <table:table-cell office:value-type="float" office:value="19.6480309499236">
            <text:p>19.648030949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2977">
            <text:p>2977</text:p>
          </table:table-cell>
          <table:table-cell office:value-type="float" office:value="91.625">
            <text:p>91.625</text:p>
          </table:table-cell>
          <table:table-cell office:value-type="float" office:value="-7.375">
            <text:p>-7.375</text:p>
          </table:table-cell>
          <table:table-cell office:value-type="float" office:value="40">
            <text:p>40</text:p>
          </table:table-cell>
          <table:table-cell office:value-type="float" office:value="0.24630376344086">
            <text:p>0.2463037634</text:p>
          </table:table-cell>
          <table:table-cell office:value-type="float" office:value="-0.00624470787468247">
            <text:p>-0.0062447079</text:p>
          </table:table-cell>
          <table:table-cell office:value-type="float" office:value="0.0134363453140746">
            <text:p>0.0134363453</text:p>
          </table:table-cell>
          <table:table-cell office:value-type="float" office:value="1.98096763805787">
            <text:p>1.9809676381</text:p>
          </table:table-cell>
          <table:table-cell office:value-type="float" office:value="0.978219955336434">
            <text:p>0.9782199553</text:p>
          </table:table-cell>
          <table:table-cell office:value-type="float" office:value="1.04738105793504">
            <text:p>1.0473810579</text:p>
          </table:table-cell>
          <table:table-cell office:value-type="float" office:value="3.14806209895191">
            <text:p>3.148062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604">
            <text:p>2604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91.125">
            <text:p>191.1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33966973886329">
            <text:p>0.0733966974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744710822783">
            <text:p>1.2674471082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78632974217607">
            <text:p>9.78632974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23">
            <text:p>1223</text:p>
          </table:table-cell>
          <table:table-cell office:value-type="float" office:value="2636">
            <text:p>2636</text:p>
          </table:table-cell>
          <table:table-cell office:value-type="float" office:value="72.375">
            <text:p>72.375</text:p>
          </table:table-cell>
          <table:table-cell office:value-type="float" office:value="174.75">
            <text:p>174.75</text:p>
          </table:table-cell>
          <table:table-cell office:value-type="float" office:value="121.25">
            <text:p>121.25</text:p>
          </table:table-cell>
          <table:table-cell office:value-type="float" office:value="0.106121700879765">
            <text:p>0.1061217009</text:p>
          </table:table-cell>
          <table:table-cell office:value-type="float" office:value="0.142886345053148">
            <text:p>0.1428863451</text:p>
          </table:table-cell>
          <table:table-cell office:value-type="float" office:value="0.0459977238239757">
            <text:p>0.0459977238</text:p>
          </table:table-cell>
          <table:table-cell office:value-type="float" office:value="1.3934991112585">
            <text:p>1.3934991113</text:p>
          </table:table-cell>
          <table:table-cell office:value-type="float" office:value="1.54011856258721">
            <text:p>1.5401185626</text:p>
          </table:table-cell>
          <table:table-cell office:value-type="float" office:value="1.16513898295401">
            <text:p>1.165138983</text:p>
          </table:table-cell>
          <table:table-cell office:value-type="float" office:value="6.87237392503818">
            <text:p>6.872373925</text:p>
          </table:table-cell>
          <table:table-cell office:value-type="float" office:value="5.18989996821382">
            <text:p>5.1898999682</text:p>
          </table:table-cell>
          <table:table-cell office:value-type="float" office:value="15.4131386623804">
            <text:p>15.41313866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31">
            <text:p>1331</text:p>
          </table:table-cell>
          <table:table-cell office:value-type="float" office:value="3024">
            <text:p>3024</text:p>
          </table:table-cell>
          <table:table-cell office:value-type="float" office:value="18.625">
            <text:p>18.625</text:p>
          </table:table-cell>
          <table:table-cell office:value-type="float" office:value="37.625">
            <text:p>37.625</text:p>
          </table:table-cell>
          <table:table-cell office:value-type="float" office:value="127.75">
            <text:p>127.75</text:p>
          </table:table-cell>
          <table:table-cell office:value-type="float" office:value="0.0264559659090909">
            <text:p>0.0264559659</text:p>
          </table:table-cell>
          <table:table-cell office:value-type="float" office:value="0.0282682193839219">
            <text:p>0.0282682194</text:p>
          </table:table-cell>
          <table:table-cell office:value-type="float" office:value="0.0422453703703704">
            <text:p>0.0422453704</text:p>
          </table:table-cell>
          <table:table-cell office:value-type="float" office:value="1.0939677202209">
            <text:p>1.0939677202</text:p>
          </table:table-cell>
          <table:table-cell office:value-type="float" office:value="1.10050498860892">
            <text:p>1.1005049886</text:p>
          </table:table-cell>
          <table:table-cell office:value-type="float" office:value="1.15135675207905">
            <text:p>1.1513567521</text:p>
          </table:table-cell>
          <table:table-cell office:value-type="float" office:value="26.5450983419988">
            <text:p>26.545098342</text:p>
          </table:table-cell>
          <table:table-cell office:value-type="float" office:value="24.865332791657">
            <text:p>24.8653327917</text:p>
          </table:table-cell>
          <table:table-cell office:value-type="float" office:value="16.7518319352441">
            <text:p>16.751831935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63">
            <text:p>1563</text:p>
          </table:table-cell>
          <table:table-cell office:value-type="float" office:value="3540">
            <text:p>3540</text:p>
          </table:table-cell>
          <table:table-cell office:value-type="float" office:value="36.5">
            <text:p>36.5</text:p>
          </table:table-cell>
          <table:table-cell office:value-type="float" office:value="143.25">
            <text:p>143.25</text:p>
          </table:table-cell>
          <table:table-cell office:value-type="float" office:value="70.75">
            <text:p>70.75</text:p>
          </table:table-cell>
          <table:table-cell office:value-type="float" office:value="0.0467948717948718">
            <text:p>0.0467948718</text:p>
          </table:table-cell>
          <table:table-cell office:value-type="float" office:value="0.0916506717850288">
            <text:p>0.0916506718</text:p>
          </table:table-cell>
          <table:table-cell office:value-type="float" office:value="0.0199858757062147">
            <text:p>0.0199858757</text:p>
          </table:table-cell>
          <table:table-cell office:value-type="float" office:value="1.1680739809336">
            <text:p>1.1680739809</text:p>
          </table:table-cell>
          <table:table-cell office:value-type="float" office:value="1.33724104869935">
            <text:p>1.3372410487</text:p>
          </table:table-cell>
          <table:table-cell office:value-type="float" office:value="1.07073345801813">
            <text:p>1.070733458</text:p>
          </table:table-cell>
          <table:table-cell office:value-type="float" office:value="15.1563923380091">
            <text:p>15.156392338</text:p>
          </table:table-cell>
          <table:table-cell office:value-type="float" office:value="7.90443427072079">
            <text:p>7.9044342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72">
            <text:p>1772</text:p>
          </table:table-cell>
          <table:table-cell office:value-type="float" office:value="3782">
            <text:p>3782</text:p>
          </table:table-cell>
          <table:table-cell office:value-type="float" office:value="72.75">
            <text:p>72.75</text:p>
          </table:table-cell>
          <table:table-cell office:value-type="float" office:value="170.75">
            <text:p>170.75</text:p>
          </table:table-cell>
          <table:table-cell office:value-type="float" office:value="199.375">
            <text:p>199.375</text:p>
          </table:table-cell>
          <table:table-cell office:value-type="float" office:value="0.0878623188405797">
            <text:p>0.0878623188</text:p>
          </table:table-cell>
          <table:table-cell office:value-type="float" office:value="0.0963600451467269">
            <text:p>0.0963600451</text:p>
          </table:table-cell>
          <table:table-cell office:value-type="float" office:value="0.0527168164992068">
            <text:p>0.0527168165</text:p>
          </table:table-cell>
          <table:table-cell office:value-type="float" office:value="1.32264889860323">
            <text:p>1.3226488986</text:p>
          </table:table-cell>
          <table:table-cell office:value-type="float" office:value="1.35545926428288">
            <text:p>1.3554592643</text:p>
          </table:table-cell>
          <table:table-cell office:value-type="float" office:value="1.18995582072117">
            <text:p>1.1899558207</text:p>
          </table:table-cell>
          <table:table-cell office:value-type="float" office:value="8.23072507277806">
            <text:p>8.2307250728</text:p>
          </table:table-cell>
          <table:table-cell office:value-type="float" office:value="7.53456531773055">
            <text:p>7.5345653177</text:p>
          </table:table-cell>
          <table:table-cell office:value-type="float" office:value="13.4921084807252">
            <text:p>13.492108480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70">
            <text:p>770</text:p>
          </table:table-cell>
          <table:table-cell office:value-type="float" office:value="1652">
            <text:p>1652</text:p>
          </table:table-cell>
          <table:table-cell office:value-type="float" office:value="3898">
            <text:p>3898</text:p>
          </table:table-cell>
          <table:table-cell office:value-type="float" office:value="26.375">
            <text:p>26.375</text:p>
          </table:table-cell>
          <table:table-cell office:value-type="float" office:value="111.5">
            <text:p>111.5</text:p>
          </table:table-cell>
          <table:table-cell office:value-type="float" office:value="73.375">
            <text:p>73.375</text:p>
          </table:table-cell>
          <table:table-cell office:value-type="float" office:value="0.0342532467532468">
            <text:p>0.0342532468</text:p>
          </table:table-cell>
          <table:table-cell office:value-type="float" office:value="0.0674939467312349">
            <text:p>0.0674939467</text:p>
          </table:table-cell>
          <table:table-cell office:value-type="float" office:value="0.0188237557721909">
            <text:p>0.0188237558</text:p>
          </table:table-cell>
          <table:table-cell office:value-type="float" office:value="1.12218600206612">
            <text:p>1.1221860021</text:p>
          </table:table-cell>
          <table:table-cell office:value-type="float" office:value="1.24515746193623">
            <text:p>1.2451574619</text:p>
          </table:table-cell>
          <table:table-cell office:value-type="float" office:value="1.06657763941416">
            <text:p>1.0665776394</text:p>
          </table:table-cell>
          <table:table-cell office:value-type="float" office:value="20.5805838163643">
            <text:p>20.5805838164</text:p>
          </table:table-cell>
          <table:table-cell office:value-type="float" office:value="10.612569277953">
            <text:p>10.612569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61">
            <text:p>861</text:p>
          </table:table-cell>
          <table:table-cell office:value-type="float" office:value="1826">
            <text:p>1826</text:p>
          </table:table-cell>
          <table:table-cell office:value-type="float" office:value="4577">
            <text:p>4577</text:p>
          </table:table-cell>
          <table:table-cell office:value-type="float" office:value="36.625">
            <text:p>36.625</text:p>
          </table:table-cell>
          <table:table-cell office:value-type="float" office:value="37">
            <text:p>37</text:p>
          </table:table-cell>
          <table:table-cell office:value-type="float" office:value="33.875">
            <text:p>33.875</text:p>
          </table:table-cell>
          <table:table-cell office:value-type="float" office:value="0.0425377468060395">
            <text:p>0.0425377468</text:p>
          </table:table-cell>
          <table:table-cell office:value-type="float" office:value="0.02026286966046">
            <text:p>0.0202628697</text:p>
          </table:table-cell>
          <table:table-cell office:value-type="float" office:value="0.00740113611535941">
            <text:p>0.0074011361</text:p>
          </table:table-cell>
          <table:table-cell office:value-type="float" office:value="1.15242865523167">
            <text:p>1.1524286552</text:p>
          </table:table-cell>
          <table:table-cell office:value-type="float" office:value="1.07172478822989">
            <text:p>1.0717247882</text:p>
          </table:table-cell>
          <table:table-cell office:value-type="float" office:value="1.02601133896272">
            <text:p>1.026011339</text:p>
          </table:table-cell>
          <table:table-cell office:value-type="float" office:value="16.6390403745004">
            <text:p>16.6390403745</text:p>
          </table:table-cell>
          <table:table-cell office:value-type="float" office:value="34.5531649151526">
            <text:p>34.5531649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52">
            <text:p>1052</text:p>
          </table:table-cell>
          <table:table-cell office:value-type="float" office:value="1969">
            <text:p>1969</text:p>
          </table:table-cell>
          <table:table-cell office:value-type="float" office:value="3947">
            <text:p>3947</text:p>
          </table:table-cell>
          <table:table-cell office:value-type="float" office:value="20.5">
            <text:p>20.5</text:p>
          </table:table-cell>
          <table:table-cell office:value-type="float" office:value="110.25">
            <text:p>110.25</text:p>
          </table:table-cell>
          <table:table-cell office:value-type="float" office:value="264.125">
            <text:p>264.125</text:p>
          </table:table-cell>
          <table:table-cell office:value-type="float" office:value="0.0194866920152091">
            <text:p>0.019486692</text:p>
          </table:table-cell>
          <table:table-cell office:value-type="float" office:value="0.0559928897917725">
            <text:p>0.0559928898</text:p>
          </table:table-cell>
          <table:table-cell office:value-type="float" office:value="0.0669179123384849">
            <text:p>0.0669179123</text:p>
          </table:table-cell>
          <table:table-cell office:value-type="float" office:value="1.068947695138">
            <text:p>1.0689476951</text:p>
          </table:table-cell>
          <table:table-cell office:value-type="float" office:value="1.20212011353738">
            <text:p>1.2021201135</text:p>
          </table:table-cell>
          <table:table-cell office:value-type="float" office:value="1.24298958688851">
            <text:p>1.2429895869</text:p>
          </table:table-cell>
          <table:table-cell office:value-type="float" office:value="0">
            <text:p>0</text:p>
          </table:table-cell>
          <table:table-cell office:value-type="float" office:value="12.7226267604732">
            <text:p>12.7226267605</text:p>
          </table:table-cell>
          <table:table-cell office:value-type="float" office:value="10.7010033806744">
            <text:p>10.701003380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42">
            <text:p>1042</text:p>
          </table:table-cell>
          <table:table-cell office:value-type="float" office:value="2217">
            <text:p>2217</text:p>
          </table:table-cell>
          <table:table-cell office:value-type="float" office:value="4964">
            <text:p>4964</text:p>
          </table:table-cell>
          <table:table-cell office:value-type="float" office:value="49.125">
            <text:p>49.125</text:p>
          </table:table-cell>
          <table:table-cell office:value-type="float" office:value="98">
            <text:p>98</text:p>
          </table:table-cell>
          <table:table-cell office:value-type="float" office:value="226.25">
            <text:p>226.25</text:p>
          </table:table-cell>
          <table:table-cell office:value-type="float" office:value="0.0471449136276392">
            <text:p>0.0471449136</text:p>
          </table:table-cell>
          <table:table-cell office:value-type="float" office:value="0.0442038791159224">
            <text:p>0.0442038791</text:p>
          </table:table-cell>
          <table:table-cell office:value-type="float" office:value="0.0455781627719581">
            <text:p>0.0455781628</text:p>
          </table:table-cell>
          <table:table-cell office:value-type="float" office:value="1.16936357774341">
            <text:p>1.1693635777</text:p>
          </table:table-cell>
          <table:table-cell office:value-type="float" office:value="1.15854338344636">
            <text:p>1.1585433834</text:p>
          </table:table-cell>
          <table:table-cell office:value-type="float" office:value="1.16359521278832">
            <text:p>1.1635952128</text:p>
          </table:table-cell>
          <table:table-cell office:value-type="float" office:value="15.0463933853446">
            <text:p>15.0463933853</text:p>
          </table:table-cell>
          <table:table-cell office:value-type="float" office:value="16.0247619030192">
            <text:p>16.024761903</text:p>
          </table:table-cell>
          <table:table-cell office:value-type="float" office:value="15.5518781254917">
            <text:p>15.551878125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22">
            <text:p>1122</text:p>
          </table:table-cell>
          <table:table-cell office:value-type="float" office:value="2095">
            <text:p>2095</text:p>
          </table:table-cell>
          <table:table-cell office:value-type="float" office:value="3497">
            <text:p>3497</text:p>
          </table:table-cell>
          <table:table-cell office:value-type="float" office:value="66.75">
            <text:p>66.75</text:p>
          </table:table-cell>
          <table:table-cell office:value-type="float" office:value="146.75">
            <text:p>146.75</text:p>
          </table:table-cell>
          <table:table-cell office:value-type="float" office:value="247">
            <text:p>247</text:p>
          </table:table-cell>
          <table:table-cell office:value-type="float" office:value="0.0594919786096257">
            <text:p>0.0594919786</text:p>
          </table:table-cell>
          <table:table-cell office:value-type="float" office:value="0.0700477326968974">
            <text:p>0.0700477327</text:p>
          </table:table-cell>
          <table:table-cell office:value-type="float" office:value="0.0706319702602231">
            <text:p>0.0706319703</text:p>
          </table:table-cell>
          <table:table-cell office:value-type="float" office:value="1.21515894435071">
            <text:p>1.2151589444</text:p>
          </table:table-cell>
          <table:table-cell office:value-type="float" office:value="1.25478416675685">
            <text:p>1.2547841668</text:p>
          </table:table-cell>
          <table:table-cell office:value-type="float" office:value="1.25699009134755">
            <text:p>1.2569900913</text:p>
          </table:table-cell>
          <table:table-cell office:value-type="float" office:value="11.9943388919041">
            <text:p>11.9943388919</text:p>
          </table:table-cell>
          <table:table-cell office:value-type="float" office:value="10.2380181752184">
            <text:p>10.2380181752</text:p>
          </table:table-cell>
          <table:table-cell office:value-type="float" office:value="10.1561364931623">
            <text:p>10.156136493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80">
            <text:p>1180</text:p>
          </table:table-cell>
          <table:table-cell office:value-type="float" office:value="2262">
            <text:p>2262</text:p>
          </table:table-cell>
          <table:table-cell office:value-type="float" office:value="3985">
            <text:p>3985</text:p>
          </table:table-cell>
          <table:table-cell office:value-type="float" office:value="55">
            <text:p>55</text:p>
          </table:table-cell>
          <table:table-cell office:value-type="float" office:value="222.875">
            <text:p>222.875</text:p>
          </table:table-cell>
          <table:table-cell office:value-type="float" office:value="255.875">
            <text:p>255.875</text:p>
          </table:table-cell>
          <table:table-cell office:value-type="float" office:value="0.0466101694915254">
            <text:p>0.0466101695</text:p>
          </table:table-cell>
          <table:table-cell office:value-type="float" office:value="0.0985300618921309">
            <text:p>0.0985300619</text:p>
          </table:table-cell>
          <table:table-cell office:value-type="float" office:value="0.0642095357590966">
            <text:p>0.0642095358</text:p>
          </table:table-cell>
          <table:table-cell office:value-type="float" office:value="1.1673937087044">
            <text:p>1.1673937087</text:p>
          </table:table-cell>
          <table:table-cell office:value-type="float" office:value="1.36388323589153">
            <text:p>1.3638832359</text:p>
          </table:table-cell>
          <table:table-cell office:value-type="float" office:value="1.23281418954234">
            <text:p>1.2328141895</text:p>
          </table:table-cell>
          <table:table-cell office:value-type="float" office:value="15.2150999248575">
            <text:p>15.2150999249</text:p>
          </table:table-cell>
          <table:table-cell office:value-type="float" office:value="7.37602648728262">
            <text:p>7.3760264873</text:p>
          </table:table-cell>
          <table:table-cell office:value-type="float" office:value="11.1380607830647">
            <text:p>11.138060783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83">
            <text:p>1383</text:p>
          </table:table-cell>
          <table:table-cell office:value-type="float" office:value="2608">
            <text:p>2608</text:p>
          </table:table-cell>
          <table:table-cell office:value-type="float" office:value="5539">
            <text:p>5539</text:p>
          </table:table-cell>
          <table:table-cell office:value-type="float" office:value="103.25">
            <text:p>103.25</text:p>
          </table:table-cell>
          <table:table-cell office:value-type="float" office:value="100.625">
            <text:p>100.625</text:p>
          </table:table-cell>
          <table:table-cell office:value-type="float" office:value="267.125">
            <text:p>267.125</text:p>
          </table:table-cell>
          <table:table-cell office:value-type="float" office:value="0.0746565437454808">
            <text:p>0.0746565437</text:p>
          </table:table-cell>
          <table:table-cell office:value-type="float" office:value="0.0385832055214724">
            <text:p>0.0385832055</text:p>
          </table:table-cell>
          <table:table-cell office:value-type="float" office:value="0.0482262141180719">
            <text:p>0.0482262141</text:p>
          </table:table-cell>
          <table:table-cell office:value-type="float" office:value="1.27222215817626">
            <text:p>1.2722221582</text:p>
          </table:table-cell>
          <table:table-cell office:value-type="float" office:value="1.13795900027185">
            <text:p>1.1379590003</text:p>
          </table:table-cell>
          <table:table-cell office:value-type="float" office:value="1.17335025416045">
            <text:p>1.1733502542</text:p>
          </table:table-cell>
          <table:table-cell office:value-type="float" office:value="9.626894912081">
            <text:p>9.6268949121</text:p>
          </table:table-cell>
          <table:table-cell office:value-type="float" office:value="18.3093841448794">
            <text:p>18.3093841449</text:p>
          </table:table-cell>
          <table:table-cell office:value-type="float" office:value="14.7166831944424">
            <text:p>14.716683194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521">
            <text:p>1521</text:p>
          </table:table-cell>
          <table:table-cell office:value-type="float" office:value="2750">
            <text:p>2750</text:p>
          </table:table-cell>
          <table:table-cell office:value-type="float" office:value="4839">
            <text:p>4839</text:p>
          </table:table-cell>
          <table:table-cell office:value-type="float" office:value="149.5">
            <text:p>149.5</text:p>
          </table:table-cell>
          <table:table-cell office:value-type="float" office:value="111.375">
            <text:p>111.375</text:p>
          </table:table-cell>
          <table:table-cell office:value-type="float" office:value="219.5">
            <text:p>219.5</text:p>
          </table:table-cell>
          <table:table-cell office:value-type="float" office:value="0.0982905982905983">
            <text:p>0.0982905983</text:p>
          </table:table-cell>
          <table:table-cell office:value-type="float" office:value="0.0405">
            <text:p>0.0405</text:p>
          </table:table-cell>
          <table:table-cell office:value-type="float" office:value="0.0453606116966315">
            <text:p>0.0453606117</text:p>
          </table:table-cell>
          <table:table-cell office:value-type="float" office:value="1.36295273577325">
            <text:p>1.3629527358</text:p>
          </table:table-cell>
          <table:table-cell office:value-type="float" office:value="1.14496489">
            <text:p>1.14496489</text:p>
          </table:table-cell>
          <table:table-cell office:value-type="float" office:value="1.16279500772146">
            <text:p>1.1627950077</text:p>
          </table:table-cell>
          <table:table-cell office:value-type="float" office:value="7.39317802543325">
            <text:p>7.3931780254</text:p>
          </table:table-cell>
          <table:table-cell office:value-type="float" office:value="17.4590256086573">
            <text:p>17.4590256087</text:p>
          </table:table-cell>
          <table:table-cell office:value-type="float" office:value="15.624827661556">
            <text:p>15.624827661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748">
            <text:p>1748</text:p>
          </table:table-cell>
          <table:table-cell office:value-type="float" office:value="2913">
            <text:p>2913</text:p>
          </table:table-cell>
          <table:table-cell office:value-type="float" office:value="5708">
            <text:p>5708</text:p>
          </table:table-cell>
          <table:table-cell office:value-type="float" office:value="104.75">
            <text:p>104.75</text:p>
          </table:table-cell>
          <table:table-cell office:value-type="float" office:value="177.625">
            <text:p>177.625</text:p>
          </table:table-cell>
          <table:table-cell office:value-type="float" office:value="307.875">
            <text:p>307.875</text:p>
          </table:table-cell>
          <table:table-cell office:value-type="float" office:value="0.0599256292906179">
            <text:p>0.0599256293</text:p>
          </table:table-cell>
          <table:table-cell office:value-type="float" office:value="0.0609766563680055">
            <text:p>0.0609766564</text:p>
          </table:table-cell>
          <table:table-cell office:value-type="float" office:value="0.053937456201822">
            <text:p>0.0539374562</text:p>
          </table:table-cell>
          <table:table-cell office:value-type="float" office:value="1.21677822136708">
            <text:p>1.2167782214</text:p>
          </table:table-cell>
          <table:table-cell office:value-type="float" office:value="1.22070587642679">
            <text:p>1.2207058764</text:p>
          </table:table-cell>
          <table:table-cell office:value-type="float" office:value="1.19448322510216">
            <text:p>1.1944832251</text:p>
          </table:table-cell>
          <table:table-cell office:value-type="float" office:value="11.9100022712437">
            <text:p>11.9100022712</text:p>
          </table:table-cell>
          <table:table-cell office:value-type="float" office:value="11.7105734955015">
            <text:p>11.7105734955</text:p>
          </table:table-cell>
          <table:table-cell office:value-type="float" office:value="13.1944823975838">
            <text:p>13.194482397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777">
            <text:p>1777</text:p>
          </table:table-cell>
          <table:table-cell office:value-type="float" office:value="3108">
            <text:p>3108</text:p>
          </table:table-cell>
          <table:table-cell office:value-type="float" office:value="5758">
            <text:p>5758</text:p>
          </table:table-cell>
          <table:table-cell office:value-type="float" office:value="86.5">
            <text:p>86.5</text:p>
          </table:table-cell>
          <table:table-cell office:value-type="float" office:value="135.625">
            <text:p>135.625</text:p>
          </table:table-cell>
          <table:table-cell office:value-type="float" office:value="341.375">
            <text:p>341.375</text:p>
          </table:table-cell>
          <table:table-cell office:value-type="float" office:value="0.0486775464265616">
            <text:p>0.0486775464</text:p>
          </table:table-cell>
          <table:table-cell office:value-type="float" office:value="0.0436373873873874">
            <text:p>0.0436373874</text:p>
          </table:table-cell>
          <table:table-cell office:value-type="float" office:value="0.0592870788468218">
            <text:p>0.0592870788</text:p>
          </table:table-cell>
          <table:table-cell office:value-type="float" office:value="1.17501563940414">
            <text:p>1.1750156394</text:p>
          </table:table-cell>
          <table:table-cell office:value-type="float" office:value="1.15646313014873">
            <text:p>1.1564631301</text:p>
          </table:table-cell>
          <table:table-cell office:value-type="float" office:value="1.21439409309153">
            <text:p>1.2143940931</text:p>
          </table:table-cell>
          <table:table-cell office:value-type="float" office:value="14.5833951942363">
            <text:p>14.5833951942</text:p>
          </table:table-cell>
          <table:table-cell office:value-type="float" office:value="16.2283567457635">
            <text:p>16.2283567458</text:p>
          </table:table-cell>
          <table:table-cell office:value-type="float" office:value="12.0346169856467">
            <text:p>12.034616985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26">
            <text:p>1826</text:p>
          </table:table-cell>
          <table:table-cell office:value-type="float" office:value="3139">
            <text:p>3139</text:p>
          </table:table-cell>
          <table:table-cell office:value-type="float" office:value="6081">
            <text:p>6081</text:p>
          </table:table-cell>
          <table:table-cell office:value-type="float" office:value="85.25">
            <text:p>85.25</text:p>
          </table:table-cell>
          <table:table-cell office:value-type="float" office:value="220.75">
            <text:p>220.75</text:p>
          </table:table-cell>
          <table:table-cell office:value-type="float" office:value="406.375">
            <text:p>406.375</text:p>
          </table:table-cell>
          <table:table-cell office:value-type="float" office:value="0.0466867469879518">
            <text:p>0.046686747</text:p>
          </table:table-cell>
          <table:table-cell office:value-type="float" office:value="0.0703249442497611">
            <text:p>0.0703249442</text:p>
          </table:table-cell>
          <table:table-cell office:value-type="float" office:value="0.0668270021378063">
            <text:p>0.0668270021</text:p>
          </table:table-cell>
          <table:table-cell office:value-type="float" office:value="1.16767573305269">
            <text:p>1.1676757331</text:p>
          </table:table-cell>
          <table:table-cell office:value-type="float" office:value="1.25583067653028">
            <text:p>1.2558306765</text:p>
          </table:table-cell>
          <table:table-cell office:value-type="float" office:value="1.24264756998319">
            <text:p>1.24264757</text:p>
          </table:table-cell>
          <table:table-cell office:value-type="float" office:value="15.1907034230016">
            <text:p>15.190703423</text:p>
          </table:table-cell>
          <table:table-cell office:value-type="float" office:value="10.1989970465869">
            <text:p>10.1989970466</text:p>
          </table:table-cell>
          <table:table-cell office:value-type="float" office:value="10.7150993633157">
            <text:p>10.715099363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98">
            <text:p>2098</text:p>
          </table:table-cell>
          <table:table-cell office:value-type="float" office:value="3422">
            <text:p>3422</text:p>
          </table:table-cell>
          <table:table-cell office:value-type="float" office:value="5918">
            <text:p>5918</text:p>
          </table:table-cell>
          <table:table-cell office:value-type="float" office:value="69.625">
            <text:p>69.625</text:p>
          </table:table-cell>
          <table:table-cell office:value-type="float" office:value="163.125">
            <text:p>163.125</text:p>
          </table:table-cell>
          <table:table-cell office:value-type="float" office:value="413.875">
            <text:p>413.875</text:p>
          </table:table-cell>
          <table:table-cell office:value-type="float" office:value="0.0331863679694948">
            <text:p>0.033186368</text:p>
          </table:table-cell>
          <table:table-cell office:value-type="float" office:value="0.0476694915254237">
            <text:p>0.0476694915</text:p>
          </table:table-cell>
          <table:table-cell office:value-type="float" office:value="0.0699349442379182">
            <text:p>0.0699349442</text:p>
          </table:table-cell>
          <table:table-cell office:value-type="float" office:value="1.11831090453048">
            <text:p>1.1183109045</text:p>
          </table:table-cell>
          <table:table-cell office:value-type="float" office:value="1.17129708596668">
            <text:p>1.171297086</text:p>
          </table:table-cell>
          <table:table-cell office:value-type="float" office:value="1.25435846182681">
            <text:p>1.2543584618</text:p>
          </table:table-cell>
          <table:table-cell office:value-type="float" office:value="21.2311910181694">
            <text:p>21.2311910182</text:p>
          </table:table-cell>
          <table:table-cell office:value-type="float" office:value="14.8845713258587">
            <text:p>14.8845713259</text:p>
          </table:table-cell>
          <table:table-cell office:value-type="float" office:value="10.2539831205088">
            <text:p>10.253983120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72">
            <text:p>1872</text:p>
          </table:table-cell>
          <table:table-cell office:value-type="float" office:value="3578">
            <text:p>3578</text:p>
          </table:table-cell>
          <table:table-cell office:value-type="float" office:value="7155">
            <text:p>7155</text:p>
          </table:table-cell>
          <table:table-cell office:value-type="float" office:value="124.5">
            <text:p>124.5</text:p>
          </table:table-cell>
          <table:table-cell office:value-type="float" office:value="141.75">
            <text:p>141.75</text:p>
          </table:table-cell>
          <table:table-cell office:value-type="float" office:value="400.625">
            <text:p>400.625</text:p>
          </table:table-cell>
          <table:table-cell office:value-type="float" office:value="0.0665064102564103">
            <text:p>0.0665064103</text:p>
          </table:table-cell>
          <table:table-cell office:value-type="float" office:value="0.0396171045276691">
            <text:p>0.0396171045</text:p>
          </table:table-cell>
          <table:table-cell office:value-type="float" office:value="0.0559923130677848">
            <text:p>0.0559923131</text:p>
          </table:table-cell>
          <table:table-cell office:value-type="float" office:value="1.24144171700362">
            <text:p>1.241441717</text:p>
          </table:table-cell>
          <table:table-cell office:value-type="float" office:value="1.14173611519031">
            <text:p>1.1417361152</text:p>
          </table:table-cell>
          <table:table-cell office:value-type="float" office:value="1.2021179684177">
            <text:p>1.2021179684</text:p>
          </table:table-cell>
          <table:table-cell office:value-type="float" office:value="10.7651158559056">
            <text:p>10.7651158559</text:p>
          </table:table-cell>
          <table:table-cell office:value-type="float" office:value="17.8404889602747">
            <text:p>17.8404889603</text:p>
          </table:table-cell>
          <table:table-cell office:value-type="float" office:value="12.7227542984742">
            <text:p>12.722754298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024">
            <text:p>2024</text:p>
          </table:table-cell>
          <table:table-cell office:value-type="float" office:value="3852">
            <text:p>3852</text:p>
          </table:table-cell>
          <table:table-cell office:value-type="float" office:value="7318">
            <text:p>7318</text:p>
          </table:table-cell>
          <table:table-cell office:value-type="float" office:value="141.125">
            <text:p>141.125</text:p>
          </table:table-cell>
          <table:table-cell office:value-type="float" office:value="275.375">
            <text:p>275.375</text:p>
          </table:table-cell>
          <table:table-cell office:value-type="float" office:value="337.375">
            <text:p>337.375</text:p>
          </table:table-cell>
          <table:table-cell office:value-type="float" office:value="0.069725790513834">
            <text:p>0.0697257905</text:p>
          </table:table-cell>
          <table:table-cell office:value-type="float" office:value="0.0714888369678089">
            <text:p>0.071488837</text:p>
          </table:table-cell>
          <table:table-cell office:value-type="float" office:value="0.0461020770702378">
            <text:p>0.0461020771</text:p>
          </table:table-cell>
          <table:table-cell office:value-type="float" office:value="1.25356917108947">
            <text:p>1.2535691711</text:p>
          </table:table-cell>
          <table:table-cell office:value-type="float" office:value="1.26022781085691">
            <text:p>1.2602278109</text:p>
          </table:table-cell>
          <table:table-cell office:value-type="float" office:value="1.1655230567058">
            <text:p>1.1655230567</text:p>
          </table:table-cell>
          <table:table-cell office:value-type="float" office:value="10.2837249906586">
            <text:p>10.2837249907</text:p>
          </table:table-cell>
          <table:table-cell office:value-type="float" office:value="10.0384654175112">
            <text:p>10.0384654175</text:p>
          </table:table-cell>
          <table:table-cell office:value-type="float" office:value="15.3790234605004">
            <text:p>15.379023460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2074">
            <text:p>2074</text:p>
          </table:table-cell>
          <table:table-cell office:value-type="float" office:value="3937">
            <text:p>3937</text:p>
          </table:table-cell>
          <table:table-cell office:value-type="float" office:value="7739">
            <text:p>7739</text:p>
          </table:table-cell>
          <table:table-cell office:value-type="float" office:value="103.75">
            <text:p>103.75</text:p>
          </table:table-cell>
          <table:table-cell office:value-type="float" office:value="308.75">
            <text:p>308.75</text:p>
          </table:table-cell>
          <table:table-cell office:value-type="float" office:value="416">
            <text:p>416</text:p>
          </table:table-cell>
          <table:table-cell office:value-type="float" office:value="0.0500241080038573">
            <text:p>0.050024108</text:p>
          </table:table-cell>
          <table:table-cell office:value-type="float" office:value="0.0784226568453137">
            <text:p>0.0784226568</text:p>
          </table:table-cell>
          <table:table-cell office:value-type="float" office:value="0.053753714950252">
            <text:p>0.053753715</text:p>
          </table:table-cell>
          <table:table-cell office:value-type="float" office:value="1.1799891043214">
            <text:p>1.1799891043</text:p>
          </table:table-cell>
          <table:table-cell office:value-type="float" office:value="1.28653352064769">
            <text:p>1.2865335206</text:p>
          </table:table-cell>
          <table:table-cell office:value-type="float" office:value="1.19380134759295">
            <text:p>1.1938013476</text:p>
          </table:table-cell>
          <table:table-cell office:value-type="float" office:value="14.2000168201617">
            <text:p>14.2000168202</text:p>
          </table:table-cell>
          <table:table-cell office:value-type="float" office:value="9.18082172859942">
            <text:p>9.1808217286</text:p>
          </table:table-cell>
          <table:table-cell office:value-type="float" office:value="13.2384196333994">
            <text:p>13.238419633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46">
            <text:p>2246</text:p>
          </table:table-cell>
          <table:table-cell office:value-type="float" office:value="4335">
            <text:p>4335</text:p>
          </table:table-cell>
          <table:table-cell office:value-type="float" office:value="9674">
            <text:p>9674</text:p>
          </table:table-cell>
          <table:table-cell office:value-type="float" office:value="115.25">
            <text:p>115.25</text:p>
          </table:table-cell>
          <table:table-cell office:value-type="float" office:value="239.625">
            <text:p>239.625</text:p>
          </table:table-cell>
          <table:table-cell office:value-type="float" office:value="386">
            <text:p>386</text:p>
          </table:table-cell>
          <table:table-cell office:value-type="float" office:value="0.051313446126447">
            <text:p>0.0513134461</text:p>
          </table:table-cell>
          <table:table-cell office:value-type="float" office:value="0.0552768166089965">
            <text:p>0.0552768166</text:p>
          </table:table-cell>
          <table:table-cell office:value-type="float" office:value="0.0399007649369444">
            <text:p>0.0399007649</text:p>
          </table:table-cell>
          <table:table-cell office:value-type="float" office:value="1.18475787815917">
            <text:p>1.1847578782</text:p>
          </table:table-cell>
          <table:table-cell office:value-type="float" office:value="1.19945768998216">
            <text:p>1.19945769</text:p>
          </table:table-cell>
          <table:table-cell office:value-type="float" office:value="1.14277313652271">
            <text:p>1.1427731365</text:p>
          </table:table-cell>
          <table:table-cell office:value-type="float" office:value="13.8517836398725">
            <text:p>13.8517836399</text:p>
          </table:table-cell>
          <table:table-cell office:value-type="float" office:value="12.8830299678927">
            <text:p>12.8830299679</text:p>
          </table:table-cell>
          <table:table-cell office:value-type="float" office:value="17.7160904305732">
            <text:p>17.716090430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50">
            <text:p>2450</text:p>
          </table:table-cell>
          <table:table-cell office:value-type="float" office:value="4546">
            <text:p>4546</text:p>
          </table:table-cell>
          <table:table-cell office:value-type="float" office:value="9351">
            <text:p>9351</text:p>
          </table:table-cell>
          <table:table-cell office:value-type="float" office:value="161.75">
            <text:p>161.75</text:p>
          </table:table-cell>
          <table:table-cell office:value-type="float" office:value="182.75">
            <text:p>182.75</text:p>
          </table:table-cell>
          <table:table-cell office:value-type="float" office:value="323.375">
            <text:p>323.375</text:p>
          </table:table-cell>
          <table:table-cell office:value-type="float" office:value="0.0660204081632653">
            <text:p>0.0660204082</text:p>
          </table:table-cell>
          <table:table-cell office:value-type="float" office:value="0.0402001759788825">
            <text:p>0.040200176</text:p>
          </table:table-cell>
          <table:table-cell office:value-type="float" office:value="0.0345818629023634">
            <text:p>0.0345818629</text:p>
          </table:table-cell>
          <table:table-cell office:value-type="float" office:value="1.23961446938776">
            <text:p>1.2396144694</text:p>
          </table:table-cell>
          <table:table-cell office:value-type="float" office:value="1.14386808205761">
            <text:p>1.1438680821</text:p>
          </table:table-cell>
          <table:table-cell office:value-type="float" office:value="1.1233804944322">
            <text:p>1.1233804944</text:p>
          </table:table-cell>
          <table:table-cell office:value-type="float" office:value="10.8418645270695">
            <text:p>10.8418645271</text:p>
          </table:table-cell>
          <table:table-cell office:value-type="float" office:value="17.5866887532458">
            <text:p>17.5866887532</text:p>
          </table:table-cell>
          <table:table-cell office:value-type="float" office:value="20.388272130747">
            <text:p>20.388272130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708">
            <text:p>2708</text:p>
          </table:table-cell>
          <table:table-cell office:value-type="float" office:value="4835">
            <text:p>4835</text:p>
          </table:table-cell>
          <table:table-cell office:value-type="float" office:value="8701">
            <text:p>8701</text:p>
          </table:table-cell>
          <table:table-cell office:value-type="float" office:value="181.25">
            <text:p>181.25</text:p>
          </table:table-cell>
          <table:table-cell office:value-type="float" office:value="259">
            <text:p>259</text:p>
          </table:table-cell>
          <table:table-cell office:value-type="float" office:value="316.125">
            <text:p>316.125</text:p>
          </table:table-cell>
          <table:table-cell office:value-type="float" office:value="0.0669313146233383">
            <text:p>0.0669313146</text:p>
          </table:table-cell>
          <table:table-cell office:value-type="float" office:value="0.0535677352637022">
            <text:p>0.0535677353</text:p>
          </table:table-cell>
          <table:table-cell office:value-type="float" office:value="0.0363320308010573">
            <text:p>0.0363320308</text:p>
          </table:table-cell>
          <table:table-cell office:value-type="float" office:value="1.24304001090101">
            <text:p>1.2430400109</text:p>
          </table:table-cell>
          <table:table-cell office:value-type="float" office:value="1.19311129785507">
            <text:p>1.1931112979</text:p>
          </table:table-cell>
          <table:table-cell office:value-type="float" office:value="1.12974934006947">
            <text:p>1.1297493401</text:p>
          </table:table-cell>
          <table:table-cell office:value-type="float" office:value="10.69892854151">
            <text:p>10.6989285415</text:p>
          </table:table-cell>
          <table:table-cell office:value-type="float" office:value="13.2831990140095">
            <text:p>13.283199014</text:p>
          </table:table-cell>
          <table:table-cell office:value-type="float" office:value="19.4226415164007">
            <text:p>19.422641516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924">
            <text:p>2924</text:p>
          </table:table-cell>
          <table:table-cell office:value-type="float" office:value="5178">
            <text:p>5178</text:p>
          </table:table-cell>
          <table:table-cell office:value-type="float" office:value="8973">
            <text:p>8973</text:p>
          </table:table-cell>
          <table:table-cell office:value-type="float" office:value="263.5">
            <text:p>263.5</text:p>
          </table:table-cell>
          <table:table-cell office:value-type="float" office:value="435.25">
            <text:p>435.25</text:p>
          </table:table-cell>
          <table:table-cell office:value-type="float" office:value="475.125">
            <text:p>475.125</text:p>
          </table:table-cell>
          <table:table-cell office:value-type="float" office:value="0.0901162790697674">
            <text:p>0.0901162791</text:p>
          </table:table-cell>
          <table:table-cell office:value-type="float" office:value="0.084057551178061">
            <text:p>0.0840575512</text:p>
          </table:table-cell>
          <table:table-cell office:value-type="float" office:value="0.0529505182213307">
            <text:p>0.0529505182</text:p>
          </table:table-cell>
          <table:table-cell office:value-type="float" office:value="1.33132402650081">
            <text:p>1.3313240265</text:p>
          </table:table-cell>
          <table:table-cell office:value-type="float" office:value="1.30805014606692">
            <text:p>1.3080501461</text:p>
          </table:table-cell>
          <table:table-cell office:value-type="float" office:value="1.19082217823928">
            <text:p>1.1908221782</text:p>
          </table:table-cell>
          <table:table-cell office:value-type="float" office:value="8.03328797359879">
            <text:p>8.0332879736</text:p>
          </table:table-cell>
          <table:table-cell office:value-type="float" office:value="8.58801451859277">
            <text:p>8.5880145186</text:p>
          </table:table-cell>
          <table:table-cell office:value-type="float" office:value="13.4340636012755">
            <text:p>13.43406360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2886">
            <text:p>2886</text:p>
          </table:table-cell>
          <table:table-cell office:value-type="float" office:value="5432">
            <text:p>5432</text:p>
          </table:table-cell>
          <table:table-cell office:value-type="float" office:value="9179">
            <text:p>9179</text:p>
          </table:table-cell>
          <table:table-cell office:value-type="float" office:value="225">
            <text:p>225</text:p>
          </table:table-cell>
          <table:table-cell office:value-type="float" office:value="231.5">
            <text:p>231.5</text:p>
          </table:table-cell>
          <table:table-cell office:value-type="float" office:value="318.375">
            <text:p>318.375</text:p>
          </table:table-cell>
          <table:table-cell office:value-type="float" office:value="0.077962577962578">
            <text:p>0.077962578</text:p>
          </table:table-cell>
          <table:table-cell office:value-type="float" office:value="0.0426178203240059">
            <text:p>0.0426178203</text:p>
          </table:table-cell>
          <table:table-cell office:value-type="float" office:value="0.0346851508878963">
            <text:p>0.0346851509</text:p>
          </table:table-cell>
          <table:table-cell office:value-type="float" office:value="1.28478222345166">
            <text:p>1.2847822235</text:p>
          </table:table-cell>
          <table:table-cell office:value-type="float" office:value="1.15272227720799">
            <text:p>1.1527222772</text:p>
          </table:table-cell>
          <table:table-cell office:value-type="float" office:value="1.12375602510418">
            <text:p>1.1237560251</text:p>
          </table:table-cell>
          <table:table-cell office:value-type="float" office:value="9.23300546101144">
            <text:p>9.233005461</text:p>
          </table:table-cell>
          <table:table-cell office:value-type="float" office:value="16.6084199240856">
            <text:p>16.6084199241</text:p>
          </table:table-cell>
          <table:table-cell office:value-type="float" office:value="20.3285788774868">
            <text:p>20.328578877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3025">
            <text:p>3025</text:p>
          </table:table-cell>
          <table:table-cell office:value-type="float" office:value="5334">
            <text:p>5334</text:p>
          </table:table-cell>
          <table:table-cell office:value-type="float" office:value="8897">
            <text:p>8897</text:p>
          </table:table-cell>
          <table:table-cell office:value-type="float" office:value="259.375">
            <text:p>259.375</text:p>
          </table:table-cell>
          <table:table-cell office:value-type="float" office:value="197.5">
            <text:p>197.5</text:p>
          </table:table-cell>
          <table:table-cell office:value-type="float" office:value="194.375">
            <text:p>194.375</text:p>
          </table:table-cell>
          <table:table-cell office:value-type="float" office:value="0.0857438016528926">
            <text:p>0.0857438017</text:p>
          </table:table-cell>
          <table:table-cell office:value-type="float" office:value="0.037026621672291">
            <text:p>0.0370266217</text:p>
          </table:table-cell>
          <table:table-cell office:value-type="float" office:value="0.0218472518826571">
            <text:p>0.0218472519</text:p>
          </table:table-cell>
          <table:table-cell office:value-type="float" office:value="1.31451322484803">
            <text:p>1.3145132248</text:p>
          </table:table-cell>
          <table:table-cell office:value-type="float" office:value="1.13228027844945">
            <text:p>1.1322802784</text:p>
          </table:table-cell>
          <table:table-cell office:value-type="float" office:value="1.07740089432236">
            <text:p>1.0774008943</text:p>
          </table:table-cell>
          <table:table-cell office:value-type="float" office:value="8.42575567996696">
            <text:p>8.42575568</text:p>
          </table:table-cell>
          <table:table-cell office:value-type="float" office:value="19.0647118232611">
            <text:p>19.0647118233</text:p>
          </table:table-cell>
          <table:table-cell office:value-type="float" office:value="32.0722986963843">
            <text:p>32.072298696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532">
            <text:p>3532</text:p>
          </table:table-cell>
          <table:table-cell office:value-type="float" office:value="5924">
            <text:p>5924</text:p>
          </table:table-cell>
          <table:table-cell office:value-type="float" office:value="10251">
            <text:p>10251</text:p>
          </table:table-cell>
          <table:table-cell office:value-type="float" office:value="331.875">
            <text:p>331.875</text:p>
          </table:table-cell>
          <table:table-cell office:value-type="float" office:value="341.5">
            <text:p>341.5</text:p>
          </table:table-cell>
          <table:table-cell office:value-type="float" office:value="458.125">
            <text:p>458.125</text:p>
          </table:table-cell>
          <table:table-cell office:value-type="float" office:value="0.0939623442808607">
            <text:p>0.0939623443</text:p>
          </table:table-cell>
          <table:table-cell office:value-type="float" office:value="0.0576468602295746">
            <text:p>0.0576468602</text:p>
          </table:table-cell>
          <table:table-cell office:value-type="float" office:value="0.0446907618768901">
            <text:p>0.0446907619</text:p>
          </table:table-cell>
          <table:table-cell office:value-type="float" office:value="1.34617289238281">
            <text:p>1.3461728924</text:p>
          </table:table-cell>
          <table:table-cell office:value-type="float" office:value="1.20827740537239">
            <text:p>1.2082774054</text:p>
          </table:table-cell>
          <table:table-cell office:value-type="float" office:value="1.1603323043955">
            <text:p>1.1603323044</text:p>
          </table:table-cell>
          <table:table-cell office:value-type="float" office:value="7.7182481664749">
            <text:p>7.7182481665</text:p>
          </table:table-cell>
          <table:table-cell office:value-type="float" office:value="12.3673595134445">
            <text:p>12.3673595134</text:p>
          </table:table-cell>
          <table:table-cell office:value-type="float" office:value="15.8539019985302">
            <text:p>15.853901998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3852">
            <text:p>3852</text:p>
          </table:table-cell>
          <table:table-cell office:value-type="float" office:value="6425">
            <text:p>6425</text:p>
          </table:table-cell>
          <table:table-cell office:value-type="float" office:value="11959">
            <text:p>11959</text:p>
          </table:table-cell>
          <table:table-cell office:value-type="float" office:value="164.125">
            <text:p>164.125</text:p>
          </table:table-cell>
          <table:table-cell office:value-type="float" office:value="418.375">
            <text:p>418.375</text:p>
          </table:table-cell>
          <table:table-cell office:value-type="float" office:value="738.25">
            <text:p>738.25</text:p>
          </table:table-cell>
          <table:table-cell office:value-type="float" office:value="0.0426077362409138">
            <text:p>0.0426077362</text:p>
          </table:table-cell>
          <table:table-cell office:value-type="float" office:value="0.0651167315175097">
            <text:p>0.0651167315</text:p>
          </table:table-cell>
          <table:table-cell office:value-type="float" office:value="0.0617317501463333">
            <text:p>0.0617317501</text:p>
          </table:table-cell>
          <table:table-cell office:value-type="float" office:value="1.15268529845085">
            <text:p>1.1526852985</text:p>
          </table:table-cell>
          <table:table-cell office:value-type="float" office:value="1.23621933020939">
            <text:p>1.2362193302</text:p>
          </table:table-cell>
          <table:table-cell office:value-type="float" office:value="1.22353031110538">
            <text:p>1.2235303111</text:p>
          </table:table-cell>
          <table:table-cell office:value-type="float" office:value="16.6122697864519">
            <text:p>16.6122697865</text:p>
          </table:table-cell>
          <table:table-cell office:value-type="float" office:value="10.9876162444636">
            <text:p>10.9876162445</text:p>
          </table:table-cell>
          <table:table-cell office:value-type="float" office:value="11.5714877986467">
            <text:p>11.571487798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095">
            <text:p>4095</text:p>
          </table:table-cell>
          <table:table-cell office:value-type="float" office:value="6782">
            <text:p>6782</text:p>
          </table:table-cell>
          <table:table-cell office:value-type="float" office:value="11464">
            <text:p>11464</text:p>
          </table:table-cell>
          <table:table-cell office:value-type="float" office:value="193.625">
            <text:p>193.625</text:p>
          </table:table-cell>
          <table:table-cell office:value-type="float" office:value="434.125">
            <text:p>434.125</text:p>
          </table:table-cell>
          <table:table-cell office:value-type="float" office:value="652.5">
            <text:p>652.5</text:p>
          </table:table-cell>
          <table:table-cell office:value-type="float" office:value="0.0472832722832723">
            <text:p>0.0472832723</text:p>
          </table:table-cell>
          <table:table-cell office:value-type="float" office:value="0.0640113535830139">
            <text:p>0.0640113536</text:p>
          </table:table-cell>
          <table:table-cell office:value-type="float" office:value="0.056917306350314">
            <text:p>0.0569173064</text:p>
          </table:table-cell>
          <table:table-cell office:value-type="float" office:value="1.16987344035357">
            <text:p>1.1698734404</text:p>
          </table:table-cell>
          <table:table-cell office:value-type="float" office:value="1.23207074618011">
            <text:p>1.2320707462</text:p>
          </table:table-cell>
          <table:table-cell office:value-type="float" office:value="1.20556014855996">
            <text:p>1.2055601486</text:p>
          </table:table-cell>
          <table:table-cell office:value-type="float" office:value="15.0033638705132">
            <text:p>15.0033638705</text:p>
          </table:table-cell>
          <table:table-cell office:value-type="float" office:value="11.171493621722">
            <text:p>11.1714936217</text:p>
          </table:table-cell>
          <table:table-cell office:value-type="float" office:value="12.5215207257705">
            <text:p>12.521520725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235">
            <text:p>4235</text:p>
          </table:table-cell>
          <table:table-cell office:value-type="float" office:value="6430">
            <text:p>6430</text:p>
          </table:table-cell>
          <table:table-cell office:value-type="float" office:value="12262">
            <text:p>12262</text:p>
          </table:table-cell>
          <table:table-cell office:value-type="float" office:value="220.625">
            <text:p>220.625</text:p>
          </table:table-cell>
          <table:table-cell office:value-type="float" office:value="273.25">
            <text:p>273.25</text:p>
          </table:table-cell>
          <table:table-cell office:value-type="float" office:value="822.25">
            <text:p>822.25</text:p>
          </table:table-cell>
          <table:table-cell office:value-type="float" office:value="0.0520956316410862">
            <text:p>0.0520956316</text:p>
          </table:table-cell>
          <table:table-cell office:value-type="float" office:value="0.0424961119751166">
            <text:p>0.042496112</text:p>
          </table:table-cell>
          <table:table-cell office:value-type="float" office:value="0.0670567607241885">
            <text:p>0.0670567607</text:p>
          </table:table-cell>
          <table:table-cell office:value-type="float" office:value="1.18765406222253">
            <text:p>1.1876540622</text:p>
          </table:table-cell>
          <table:table-cell office:value-type="float" office:value="1.15227599419759">
            <text:p>1.1522759942</text:p>
          </table:table-cell>
          <table:table-cell office:value-type="float" office:value="1.24351201648595">
            <text:p>1.2435120165</text:p>
          </table:table-cell>
          <table:table-cell office:value-type="float" office:value="13.6489244397945">
            <text:p>13.6489244398</text:p>
          </table:table-cell>
          <table:table-cell office:value-type="float" office:value="16.6550073011847">
            <text:p>16.6550073012</text:p>
          </table:table-cell>
          <table:table-cell office:value-type="float" office:value="10.6795481351791">
            <text:p>10.679548135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492">
            <text:p>4492</text:p>
          </table:table-cell>
          <table:table-cell office:value-type="float" office:value="7310">
            <text:p>7310</text:p>
          </table:table-cell>
          <table:table-cell office:value-type="float" office:value="13950">
            <text:p>13950</text:p>
          </table:table-cell>
          <table:table-cell office:value-type="float" office:value="242">
            <text:p>242</text:p>
          </table:table-cell>
          <table:table-cell office:value-type="float" office:value="614.125">
            <text:p>614.125</text:p>
          </table:table-cell>
          <table:table-cell office:value-type="float" office:value="1095.125">
            <text:p>1095.125</text:p>
          </table:table-cell>
          <table:table-cell office:value-type="float" office:value="0.053873552983081">
            <text:p>0.053873553</text:p>
          </table:table-cell>
          <table:table-cell office:value-type="float" office:value="0.0840116279069767">
            <text:p>0.0840116279</text:p>
          </table:table-cell>
          <table:table-cell office:value-type="float" office:value="0.0785035842293907">
            <text:p>0.0785035842</text:p>
          </table:table-cell>
          <table:table-cell office:value-type="float" office:value="1.19424606047438">
            <text:p>1.1942460605</text:p>
          </table:table-cell>
          <table:table-cell office:value-type="float" office:value="1.30787428677664">
            <text:p>1.3078742868</text:p>
          </table:table-cell>
          <table:table-cell office:value-type="float" office:value="1.28684165776712">
            <text:p>1.2868416578</text:p>
          </table:table-cell>
          <table:table-cell office:value-type="float" office:value="13.2097293089704">
            <text:p>13.209729309</text:p>
          </table:table-cell>
          <table:table-cell office:value-type="float" office:value="8.59252453129172">
            <text:p>8.5925245313</text:p>
          </table:table-cell>
          <table:table-cell office:value-type="float" office:value="9.17170589440238">
            <text:p>9.171705894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4479">
            <text:p>4479</text:p>
          </table:table-cell>
          <table:table-cell office:value-type="float" office:value="7895">
            <text:p>7895</text:p>
          </table:table-cell>
          <table:table-cell office:value-type="float" office:value="14412">
            <text:p>14412</text:p>
          </table:table-cell>
          <table:table-cell office:value-type="float" office:value="151.375">
            <text:p>151.375</text:p>
          </table:table-cell>
          <table:table-cell office:value-type="float" office:value="234.625">
            <text:p>234.625</text:p>
          </table:table-cell>
          <table:table-cell office:value-type="float" office:value="982.625">
            <text:p>982.625</text:p>
          </table:table-cell>
          <table:table-cell office:value-type="float" office:value="0.0337966063853539">
            <text:p>0.0337966064</text:p>
          </table:table-cell>
          <table:table-cell office:value-type="float" office:value="0.029718176060798">
            <text:p>0.0297181761</text:p>
          </table:table-cell>
          <table:table-cell office:value-type="float" office:value="0.0681810296974743">
            <text:p>0.0681810297</text:p>
          </table:table-cell>
          <table:table-cell office:value-type="float" office:value="1.12052685513095">
            <text:p>1.1205268551</text:p>
          </table:table-cell>
          <table:table-cell office:value-type="float" office:value="1.10574462939002">
            <text:p>1.1057446294</text:p>
          </table:table-cell>
          <table:table-cell office:value-type="float" office:value="1.24774496344995">
            <text:p>1.2477449634</text:p>
          </table:table-cell>
          <table:table-cell office:value-type="float" office:value="20.8540259532318">
            <text:p>20.8540259532</text:p>
          </table:table-cell>
          <table:table-cell office:value-type="float" office:value="23.6688969149207">
            <text:p>23.6688969149</text:p>
          </table:table-cell>
          <table:table-cell office:value-type="float" office:value="10.5090402429811">
            <text:p>10.5090402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95">
            <text:p>95</text:p>
          </table:table-cell>
          <table:table-cell office:value-type="float" office:value="4575">
            <text:p>4575</text:p>
          </table:table-cell>
          <table:table-cell office:value-type="float" office:value="7926">
            <text:p>7926</text:p>
          </table:table-cell>
          <table:table-cell office:value-type="float" office:value="14347">
            <text:p>14347</text:p>
          </table:table-cell>
          <table:table-cell office:value-type="float" office:value="242.5">
            <text:p>242.5</text:p>
          </table:table-cell>
          <table:table-cell office:value-type="float" office:value="398.75">
            <text:p>398.75</text:p>
          </table:table-cell>
          <table:table-cell office:value-type="float" office:value="785.25">
            <text:p>785.25</text:p>
          </table:table-cell>
          <table:table-cell office:value-type="float" office:value="0.0530054644808743">
            <text:p>0.0530054645</text:p>
          </table:table-cell>
          <table:table-cell office:value-type="float" office:value="0.0503091092606611">
            <text:p>0.0503091093</text:p>
          </table:table-cell>
          <table:table-cell office:value-type="float" office:value="0.0547326967310239">
            <text:p>0.0547326967</text:p>
          </table:table-cell>
          <table:table-cell office:value-type="float" office:value="1.19102590104213">
            <text:p>1.191025901</text:p>
          </table:table-cell>
          <table:table-cell office:value-type="float" office:value="1.18104265510253">
            <text:p>1.1810426551</text:p>
          </table:table-cell>
          <table:table-cell office:value-type="float" office:value="1.19743594801783">
            <text:p>1.197435948</text:p>
          </table:table-cell>
          <table:table-cell office:value-type="float" office:value="13.4204908097836">
            <text:p>13.4204908098</text:p>
          </table:table-cell>
          <table:table-cell office:value-type="float" office:value="14.1215053759812">
            <text:p>14.121505376</text:p>
          </table:table-cell>
          <table:table-cell office:value-type="float" office:value="13.0077206328188">
            <text:p>13.007720632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660">
            <text:p>4660</text:p>
          </table:table-cell>
          <table:table-cell office:value-type="float" office:value="8117">
            <text:p>8117</text:p>
          </table:table-cell>
          <table:table-cell office:value-type="float" office:value="16140">
            <text:p>16140</text:p>
          </table:table-cell>
          <table:table-cell office:value-type="float" office:value="179.875">
            <text:p>179.875</text:p>
          </table:table-cell>
          <table:table-cell office:value-type="float" office:value="262.75">
            <text:p>262.75</text:p>
          </table:table-cell>
          <table:table-cell office:value-type="float" office:value="813.625">
            <text:p>813.625</text:p>
          </table:table-cell>
          <table:table-cell office:value-type="float" office:value="0.0385997854077253">
            <text:p>0.0385997854</text:p>
          </table:table-cell>
          <table:table-cell office:value-type="float" office:value="0.0323703338671923">
            <text:p>0.0323703339</text:p>
          </table:table-cell>
          <table:table-cell office:value-type="float" office:value="0.0504104708798017">
            <text:p>0.0504104709</text:p>
          </table:table-cell>
          <table:table-cell office:value-type="float" office:value="1.13801953805674">
            <text:p>1.1380195381</text:p>
          </table:table-cell>
          <table:table-cell office:value-type="float" office:value="1.11534993202393">
            <text:p>1.115349932</text:p>
          </table:table-cell>
          <table:table-cell office:value-type="float" office:value="1.18141743060498">
            <text:p>1.1814174306</text:p>
          </table:table-cell>
          <table:table-cell office:value-type="float" office:value="18.3016666615276">
            <text:p>18.3016666615</text:p>
          </table:table-cell>
          <table:table-cell office:value-type="float" office:value="21.7577711967292">
            <text:p>21.7577711967</text:p>
          </table:table-cell>
          <table:table-cell office:value-type="float" office:value="14.0937964952773">
            <text:p>14.093796495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014">
            <text:p>5014</text:p>
          </table:table-cell>
          <table:table-cell office:value-type="float" office:value="9102">
            <text:p>9102</text:p>
          </table:table-cell>
          <table:table-cell office:value-type="float" office:value="18159">
            <text:p>18159</text:p>
          </table:table-cell>
          <table:table-cell office:value-type="float" office:value="250.25">
            <text:p>250.25</text:p>
          </table:table-cell>
          <table:table-cell office:value-type="float" office:value="554.5">
            <text:p>554.5</text:p>
          </table:table-cell>
          <table:table-cell office:value-type="float" office:value="756.375">
            <text:p>756.375</text:p>
          </table:table-cell>
          <table:table-cell office:value-type="float" office:value="0.0499102512963702">
            <text:p>0.0499102513</text:p>
          </table:table-cell>
          <table:table-cell office:value-type="float" office:value="0.0609206767743353">
            <text:p>0.0609206768</text:p>
          </table:table-cell>
          <table:table-cell office:value-type="float" office:value="0.0416528993887329">
            <text:p>0.0416528994</text:p>
          </table:table-cell>
          <table:table-cell office:value-type="float" office:value="1.17956830457885">
            <text:p>1.1795683046</text:p>
          </table:table-cell>
          <table:table-cell office:value-type="float" office:value="1.22049657327311">
            <text:p>1.2204965733</text:p>
          </table:table-cell>
          <table:table-cell office:value-type="float" office:value="1.14918567735444">
            <text:p>1.1491856774</text:p>
          </table:table-cell>
          <table:table-cell office:value-type="float" office:value="14.231632389872">
            <text:p>14.2316323899</text:p>
          </table:table-cell>
          <table:table-cell office:value-type="float" office:value="11.72102198605">
            <text:p>11.7210219861</text:p>
          </table:table-cell>
          <table:table-cell office:value-type="float" office:value="16.9852472223989">
            <text:p>16.985247222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462">
            <text:p>5462</text:p>
          </table:table-cell>
          <table:table-cell office:value-type="float" office:value="9944">
            <text:p>9944</text:p>
          </table:table-cell>
          <table:table-cell office:value-type="float" office:value="18978">
            <text:p>18978</text:p>
          </table:table-cell>
          <table:table-cell office:value-type="float" office:value="358.375">
            <text:p>358.375</text:p>
          </table:table-cell>
          <table:table-cell office:value-type="float" office:value="348.75">
            <text:p>348.75</text:p>
          </table:table-cell>
          <table:table-cell office:value-type="float" office:value="415">
            <text:p>415</text:p>
          </table:table-cell>
          <table:table-cell office:value-type="float" office:value="0.0656124130355181">
            <text:p>0.065612413</text:p>
          </table:table-cell>
          <table:table-cell office:value-type="float" office:value="0.035071399839099">
            <text:p>0.0350713998</text:p>
          </table:table-cell>
          <table:table-cell office:value-type="float" office:value="0.0218674254399831">
            <text:p>0.0218674254</text:p>
          </table:table-cell>
          <table:table-cell office:value-type="float" office:value="1.23808122356323">
            <text:p>1.2380812236</text:p>
          </table:table-cell>
          <table:table-cell office:value-type="float" office:value="1.12516070548673">
            <text:p>1.1251607055</text:p>
          </table:table-cell>
          <table:table-cell office:value-type="float" office:value="1.07747323025887">
            <text:p>1.0774732303</text:p>
          </table:table-cell>
          <table:table-cell office:value-type="float" office:value="10.9071720570613">
            <text:p>10.9071720571</text:p>
          </table:table-cell>
          <table:table-cell office:value-type="float" office:value="20.1084694611645">
            <text:p>20.1084694612</text:p>
          </table:table-cell>
          <table:table-cell office:value-type="float" office:value="32.0430281791311">
            <text:p>32.043028179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89">
            <text:p>89</text:p>
          </table:table-cell>
          <table:table-cell office:value-type="float" office:value="5752">
            <text:p>5752</text:p>
          </table:table-cell>
          <table:table-cell office:value-type="float" office:value="10152">
            <text:p>10152</text:p>
          </table:table-cell>
          <table:table-cell office:value-type="float" office:value="18646">
            <text:p>18646</text:p>
          </table:table-cell>
          <table:table-cell office:value-type="float" office:value="368">
            <text:p>368</text:p>
          </table:table-cell>
          <table:table-cell office:value-type="float" office:value="663.25">
            <text:p>663.25</text:p>
          </table:table-cell>
          <table:table-cell office:value-type="float" office:value="389">
            <text:p>389</text:p>
          </table:table-cell>
          <table:table-cell office:value-type="float" office:value="0.0639777468706537">
            <text:p>0.0639777469</text:p>
          </table:table-cell>
          <table:table-cell office:value-type="float" office:value="0.0653319542947202">
            <text:p>0.0653319543</text:p>
          </table:table-cell>
          <table:table-cell office:value-type="float" office:value="0.020862383352998">
            <text:p>0.0208623834</text:p>
          </table:table-cell>
          <table:table-cell office:value-type="float" office:value="1.23194469215279">
            <text:p>1.2319446922</text:p>
          </table:table-cell>
          <table:table-cell office:value-type="float" office:value="1.23702763796538">
            <text:p>1.237027638</text:p>
          </table:table-cell>
          <table:table-cell office:value-type="float" office:value="1.07387141025226">
            <text:p>1.0738714103</text:p>
          </table:table-cell>
          <table:table-cell office:value-type="float" office:value="11.1771835237449">
            <text:p>11.1771835237</text:p>
          </table:table-cell>
          <table:table-cell office:value-type="float" office:value="10.9525378317217">
            <text:p>10.9525378317</text:p>
          </table:table-cell>
          <table:table-cell office:value-type="float" office:value="33.5701170018446">
            <text:p>33.570117001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694">
            <text:p>5694</text:p>
          </table:table-cell>
          <table:table-cell office:value-type="float" office:value="10382">
            <text:p>10382</text:p>
          </table:table-cell>
          <table:table-cell office:value-type="float" office:value="17673">
            <text:p>17673</text:p>
          </table:table-cell>
          <table:table-cell office:value-type="float" office:value="455.125">
            <text:p>455.125</text:p>
          </table:table-cell>
          <table:table-cell office:value-type="float" office:value="747.625">
            <text:p>747.625</text:p>
          </table:table-cell>
          <table:table-cell office:value-type="float" office:value="288.75">
            <text:p>288.75</text:p>
          </table:table-cell>
          <table:table-cell office:value-type="float" office:value="0.0799306287319986">
            <text:p>0.0799306287</text:p>
          </table:table-cell>
          <table:table-cell office:value-type="float" office:value="0.0720116547871316">
            <text:p>0.0720116548</text:p>
          </table:table-cell>
          <table:table-cell office:value-type="float" office:value="0.0163384824308267">
            <text:p>0.0163384824</text:p>
          </table:table-cell>
          <table:table-cell office:value-type="float" office:value="1.2922794551646">
            <text:p>1.2922794552</text:p>
          </table:table-cell>
          <table:table-cell office:value-type="float" office:value="1.26220472146832">
            <text:p>1.2622047215</text:p>
          </table:table-cell>
          <table:table-cell office:value-type="float" office:value="1.05770790268385">
            <text:p>1.0577079027</text:p>
          </table:table-cell>
          <table:table-cell office:value-type="float" office:value="9.01399177484704">
            <text:p>9.0139917748</text:p>
          </table:table-cell>
          <table:table-cell office:value-type="float" office:value="9.96804338043664">
            <text:p>9.9680433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99">
            <text:p>99</text:p>
          </table:table-cell>
          <table:table-cell office:value-type="float" office:value="6590">
            <text:p>6590</text:p>
          </table:table-cell>
          <table:table-cell office:value-type="float" office:value="11303">
            <text:p>11303</text:p>
          </table:table-cell>
          <table:table-cell office:value-type="float" office:value="18389">
            <text:p>18389</text:p>
          </table:table-cell>
          <table:table-cell office:value-type="float" office:value="500">
            <text:p>500</text:p>
          </table:table-cell>
          <table:table-cell office:value-type="float" office:value="864.875">
            <text:p>864.875</text:p>
          </table:table-cell>
          <table:table-cell office:value-type="float" office:value="277.75">
            <text:p>277.75</text:p>
          </table:table-cell>
          <table:table-cell office:value-type="float" office:value="0.0758725341426404">
            <text:p>0.0758725341</text:p>
          </table:table-cell>
          <table:table-cell office:value-type="float" office:value="0.0765172962930196">
            <text:p>0.0765172963</text:p>
          </table:table-cell>
          <table:table-cell office:value-type="float" office:value="0.015104138343575">
            <text:p>0.0151041383</text:p>
          </table:table-cell>
          <table:table-cell office:value-type="float" office:value="1.2768368867162">
            <text:p>1.2768368867</text:p>
          </table:table-cell>
          <table:table-cell office:value-type="float" office:value="1.27928613442428">
            <text:p>1.2792861344</text:p>
          </table:table-cell>
          <table:table-cell office:value-type="float" office:value="1.05331162879291">
            <text:p>1.0533116288</text:p>
          </table:table-cell>
          <table:table-cell office:value-type="float" office:value="9.47802953704863">
            <text:p>9.478029537</text:p>
          </table:table-cell>
          <table:table-cell office:value-type="float" office:value="9.40101442913662">
            <text:p>9.4010144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6960">
            <text:p>6960</text:p>
          </table:table-cell>
          <table:table-cell office:value-type="float" office:value="12212">
            <text:p>12212</text:p>
          </table:table-cell>
          <table:table-cell office:value-type="float" office:value="17884">
            <text:p>17884</text:p>
          </table:table-cell>
          <table:table-cell office:value-type="float" office:value="563.875">
            <text:p>563.875</text:p>
          </table:table-cell>
          <table:table-cell office:value-type="float" office:value="891">
            <text:p>891</text:p>
          </table:table-cell>
          <table:table-cell office:value-type="float" office:value="535">
            <text:p>535</text:p>
          </table:table-cell>
          <table:table-cell office:value-type="float" office:value="0.0810165229885057">
            <text:p>0.081016523</text:p>
          </table:table-cell>
          <table:table-cell office:value-type="float" office:value="0.0729610219456273">
            <text:p>0.0729610219</text:p>
          </table:table-cell>
          <table:table-cell office:value-type="float" office:value="0.0299150078282263">
            <text:p>0.0299150078</text:p>
          </table:table-cell>
          <table:table-cell office:value-type="float" office:value="1.29642263737418">
            <text:p>1.2964226374</text:p>
          </table:table-cell>
          <table:table-cell office:value-type="float" office:value="1.26579726582746">
            <text:p>1.2657972658</text:p>
          </table:table-cell>
          <table:table-cell office:value-type="float" office:value="1.10645654647778">
            <text:p>1.1064565465</text:p>
          </table:table-cell>
          <table:table-cell office:value-type="float" office:value="8.89770161793431">
            <text:p>8.8977016179</text:p>
          </table:table-cell>
          <table:table-cell office:value-type="float" office:value="9.84274565570814">
            <text:p>9.8427456557</text:p>
          </table:table-cell>
          <table:table-cell office:value-type="float" office:value="23.5154208619137">
            <text:p>23.515420861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754">
            <text:p>7754</text:p>
          </table:table-cell>
          <table:table-cell office:value-type="float" office:value="12490">
            <text:p>12490</text:p>
          </table:table-cell>
          <table:table-cell office:value-type="float" office:value="18106">
            <text:p>18106</text:p>
          </table:table-cell>
          <table:table-cell office:value-type="float" office:value="510.875">
            <text:p>510.875</text:p>
          </table:table-cell>
          <table:table-cell office:value-type="float" office:value="-253">
            <text:p>-253</text:p>
          </table:table-cell>
          <table:table-cell office:value-type="float" office:value="288.625">
            <text:p>288.625</text:p>
          </table:table-cell>
          <table:table-cell office:value-type="float" office:value="0.0658853494970338">
            <text:p>0.0658853495</text:p>
          </table:table-cell>
          <table:table-cell office:value-type="float" office:value="-0.0202562049639712">
            <text:p>-0.020256205</text:p>
          </table:table-cell>
          <table:table-cell office:value-type="float" office:value="0.0159408483375677">
            <text:p>0.0159408483</text:p>
          </table:table-cell>
          <table:table-cell office:value-type="float" office:value="1.23910684662518">
            <text:p>1.2391068466</text:p>
          </table:table-cell>
          <table:table-cell office:value-type="float" office:value="0.929907497751604">
            <text:p>0.9299074978</text:p>
          </table:table-cell>
          <table:table-cell office:value-type="float" office:value="1.0562910260471">
            <text:p>1.056291026</text:p>
          </table:table-cell>
          <table:table-cell office:value-type="float" office:value="10.8633937565481">
            <text:p>10.8633937565</text:p>
          </table:table-cell>
          <table:table-cell office:value-type="float" office:value="-33.8712494406794">
            <text:p>-33.8712494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208">
            <text:p>8208</text:p>
          </table:table-cell>
          <table:table-cell office:value-type="float" office:value="12035">
            <text:p>12035</text:p>
          </table:table-cell>
          <table:table-cell office:value-type="float" office:value="18068">
            <text:p>18068</text:p>
          </table:table-cell>
          <table:table-cell office:value-type="float" office:value="402.75">
            <text:p>402.75</text:p>
          </table:table-cell>
          <table:table-cell office:value-type="float" office:value="207.25">
            <text:p>207.25</text:p>
          </table:table-cell>
          <table:table-cell office:value-type="float" office:value="-415.75">
            <text:p>-415.75</text:p>
          </table:table-cell>
          <table:table-cell office:value-type="float" office:value="0.0490679824561404">
            <text:p>0.0490679825</text:p>
          </table:table-cell>
          <table:table-cell office:value-type="float" office:value="0.0172206065641878">
            <text:p>0.0172206066</text:p>
          </table:table-cell>
          <table:table-cell office:value-type="float" office:value="-0.0230102944432145">
            <text:p>-0.0230102944</text:p>
          </table:table-cell>
          <table:table-cell office:value-type="float" office:value="1.17645696572503">
            <text:p>1.1764569657</text:p>
          </table:table-cell>
          <table:table-cell office:value-type="float" office:value="1.06085335958392">
            <text:p>1.0608533596</text:p>
          </table:table-cell>
          <table:table-cell office:value-type="float" office:value="0.920501737803462">
            <text:p>0.9205017378</text:p>
          </table:table-cell>
          <table:table-cell office:value-type="float" office:value="14.4700688535172">
            <text:p>14.4700688535</text:p>
          </table:table-cell>
          <table:table-cell office:value-type="float" office:value="0">
            <text:p>0</text:p>
          </table:table-cell>
          <table:table-cell office:value-type="float" office:value="-29.7754329573171">
            <text:p>-29.775432957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624">
            <text:p>12624</text:p>
          </table:table-cell>
          <table:table-cell office:value-type="float" office:value="20381">
            <text:p>20381</text:p>
          </table:table-cell>
          <table:table-cell office:value-type="float" office:value="361">
            <text:p>361</text:p>
          </table:table-cell>
          <table:table-cell office:value-type="float" office:value="283.625">
            <text:p>283.625</text:p>
          </table:table-cell>
          <table:table-cell office:value-type="float" office:value="-392.875">
            <text:p>-392.875</text:p>
          </table:table-cell>
          <table:table-cell office:value-type="float" office:value="0.0400488129576215">
            <text:p>0.040048813</text:p>
          </table:table-cell>
          <table:table-cell office:value-type="float" office:value="0.0224671261089987">
            <text:p>0.0224671261</text:p>
          </table:table-cell>
          <table:table-cell office:value-type="float" office:value="-0.0192765320641774">
            <text:p>-0.0192765321</text:p>
          </table:table-cell>
          <table:table-cell office:value-type="float" office:value="1.14331450389353">
            <text:p>1.1433145039</text:p>
          </table:table-cell>
          <table:table-cell office:value-type="float" office:value="1.07962429402247">
            <text:p>1.079624294</text:p>
          </table:table-cell>
          <table:table-cell office:value-type="float" office:value="0.933260443764685">
            <text:p>0.9332604438</text:p>
          </table:table-cell>
          <table:table-cell office:value-type="float" office:value="17.6518641460827">
            <text:p>17.6518641461</text:p>
          </table:table-cell>
          <table:table-cell office:value-type="float" office:value="31.1969076910575">
            <text:p>31.1969076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678">
            <text:p>9678</text:p>
          </table:table-cell>
          <table:table-cell office:value-type="float" office:value="12897">
            <text:p>12897</text:p>
          </table:table-cell>
          <table:table-cell office:value-type="float" office:value="17828">
            <text:p>17828</text:p>
          </table:table-cell>
          <table:table-cell office:value-type="float" office:value="-83.625">
            <text:p>-83.625</text:p>
          </table:table-cell>
          <table:table-cell office:value-type="float" office:value="428.75">
            <text:p>428.75</text:p>
          </table:table-cell>
          <table:table-cell office:value-type="float" office:value="-169.125">
            <text:p>-169.125</text:p>
          </table:table-cell>
          <table:table-cell office:value-type="float" office:value="-0.00864073155610663">
            <text:p>-0.0086407316</text:p>
          </table:table-cell>
          <table:table-cell office:value-type="float" office:value="0.033244165309762">
            <text:p>0.0332441653</text:p>
          </table:table-cell>
          <table:table-cell office:value-type="float" office:value="-0.00948648193852367">
            <text:p>-0.0094864819</text:p>
          </table:table-cell>
          <table:table-cell office:value-type="float" office:value="0.969903777547603">
            <text:p>0.9699037775</text:p>
          </table:table-cell>
          <table:table-cell office:value-type="float" office:value="1.11852072065737">
            <text:p>1.1185207207</text:p>
          </table:table-cell>
          <table:table-cell office:value-type="float" office:value="0.966973700160724">
            <text:p>0.9669737002</text:p>
          </table:table-cell>
          <table:table-cell office:value-type="float" office:value="0">
            <text:p>0</text:p>
          </table:table-cell>
          <table:table-cell office:value-type="float" office:value="21.1948751193353">
            <text:p>21.19487511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666">
            <text:p>8666</text:p>
          </table:table-cell>
          <table:table-cell office:value-type="float" office:value="12195">
            <text:p>12195</text:p>
          </table:table-cell>
          <table:table-cell office:value-type="float" office:value="17593">
            <text:p>17593</text:p>
          </table:table-cell>
          <table:table-cell office:value-type="float" office:value="278.75">
            <text:p>278.75</text:p>
          </table:table-cell>
          <table:table-cell office:value-type="float" office:value="-257.75">
            <text:p>-257.75</text:p>
          </table:table-cell>
          <table:table-cell office:value-type="float" office:value="348.625">
            <text:p>348.625</text:p>
          </table:table-cell>
          <table:table-cell office:value-type="float" office:value="0.0321659358412186">
            <text:p>0.0321659358</text:p>
          </table:table-cell>
          <table:table-cell office:value-type="float" office:value="-0.0211357113571136">
            <text:p>-0.0211357114</text:p>
          </table:table-cell>
          <table:table-cell office:value-type="float" office:value="0.0198161200477463">
            <text:p>0.01981612</text:p>
          </table:table-cell>
          <table:table-cell office:value-type="float" office:value="1.11460868440421">
            <text:p>1.1146086844</text:p>
          </table:table-cell>
          <table:table-cell office:value-type="float" office:value="0.926900578107462">
            <text:p>0.9269005781</text:p>
          </table:table-cell>
          <table:table-cell office:value-type="float" office:value="1.07012607025006">
            <text:p>1.0701260703</text:p>
          </table:table-cell>
          <table:table-cell office:value-type="float" office:value="21.893851506706">
            <text:p>21.8938515067</text:p>
          </table:table-cell>
          <table:table-cell office:value-type="float" office:value="-32.4472647147172">
            <text:p>-32.44726471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7182">
            <text:p>7182</text:p>
          </table:table-cell>
          <table:table-cell office:value-type="float" office:value="11745">
            <text:p>11745</text:p>
          </table:table-cell>
          <table:table-cell office:value-type="float" office:value="17957">
            <text:p>17957</text:p>
          </table:table-cell>
          <table:table-cell office:value-type="float" office:value="368">
            <text:p>368</text:p>
          </table:table-cell>
          <table:table-cell office:value-type="float" office:value="208">
            <text:p>208</text:p>
          </table:table-cell>
          <table:table-cell office:value-type="float" office:value="-199.5">
            <text:p>-199.5</text:p>
          </table:table-cell>
          <table:table-cell office:value-type="float" office:value="0.051239209133946">
            <text:p>0.0512392091</text:p>
          </table:table-cell>
          <table:table-cell office:value-type="float" office:value="0.0177096636866752">
            <text:p>0.0177096637</text:p>
          </table:table-cell>
          <table:table-cell office:value-type="float" office:value="-0.011109873586902">
            <text:p>-0.0111098736</text:p>
          </table:table-cell>
          <table:table-cell office:value-type="float" office:value="1.18448312681205">
            <text:p>1.1844831268</text:p>
          </table:table-cell>
          <table:table-cell office:value-type="float" office:value="1.06259854199164">
            <text:p>1.062598542</text:p>
          </table:table-cell>
          <table:table-cell office:value-type="float" office:value="0.961357363856432">
            <text:p>0.9613573639</text:p>
          </table:table-cell>
          <table:table-cell office:value-type="float" office:value="13.8713586828615">
            <text:p>13.8713586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8492">
            <text:p>8492</text:p>
          </table:table-cell>
          <table:table-cell office:value-type="float" office:value="12295">
            <text:p>12295</text:p>
          </table:table-cell>
          <table:table-cell office:value-type="float" office:value="20081">
            <text:p>20081</text:p>
          </table:table-cell>
          <table:table-cell office:value-type="float" office:value="-43.75">
            <text:p>-43.75</text:p>
          </table:table-cell>
          <table:table-cell office:value-type="float" office:value="249">
            <text:p>249</text:p>
          </table:table-cell>
          <table:table-cell office:value-type="float" office:value="-156.875">
            <text:p>-156.875</text:p>
          </table:table-cell>
          <table:table-cell office:value-type="float" office:value="-0.00515190767781441">
            <text:p>-0.0051519077</text:p>
          </table:table-cell>
          <table:table-cell office:value-type="float" office:value="0.0202521350142334">
            <text:p>0.020252135</text:p>
          </table:table-cell>
          <table:table-cell office:value-type="float" office:value="-0.00781211095064987">
            <text:p>-0.007812111</text:p>
          </table:table-cell>
          <table:table-cell office:value-type="float" office:value="0.982020345746982">
            <text:p>0.9820203457</text:p>
          </table:table-cell>
          <table:table-cell office:value-type="float" office:value="1.07168636453618">
            <text:p>1.0716863645</text:p>
          </table:table-cell>
          <table:table-cell office:value-type="float" office:value="0.972777228664636">
            <text:p>0.9727772287</text:p>
          </table:table-cell>
          <table:table-cell office:value-type="float" office:value="0">
            <text:p>0</text:p>
          </table:table-cell>
          <table:table-cell office:value-type="float" office:value="34.5712973442817">
            <text:p>34.5712973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9284">
            <text:p>9284</text:p>
          </table:table-cell>
          <table:table-cell office:value-type="float" office:value="12376">
            <text:p>12376</text:p>
          </table:table-cell>
          <table:table-cell office:value-type="float" office:value="18656">
            <text:p>18656</text:p>
          </table:table-cell>
          <table:table-cell office:value-type="float" office:value="299.25">
            <text:p>299.25</text:p>
          </table:table-cell>
          <table:table-cell office:value-type="float" office:value="676.625">
            <text:p>676.625</text:p>
          </table:table-cell>
          <table:table-cell office:value-type="float" office:value="816.5">
            <text:p>816.5</text:p>
          </table:table-cell>
          <table:table-cell office:value-type="float" office:value="0.0322328737613098">
            <text:p>0.0322328738</text:p>
          </table:table-cell>
          <table:table-cell office:value-type="float" office:value="0.0546723497091144">
            <text:p>0.0546723497</text:p>
          </table:table-cell>
          <table:table-cell office:value-type="float" office:value="0.0437660806174957">
            <text:p>0.0437660806</text:p>
          </table:table-cell>
          <table:table-cell office:value-type="float" office:value="1.11485141614037">
            <text:p>1.1148514161</text:p>
          </table:table-cell>
          <table:table-cell office:value-type="float" office:value="1.19721179299442">
            <text:p>1.197211793</text:p>
          </table:table-cell>
          <table:table-cell office:value-type="float" office:value="1.15693560299396">
            <text:p>1.156935603</text:p>
          </table:table-cell>
          <table:table-cell office:value-type="float" office:value="21.8490967907315">
            <text:p>21.8490967907</text:p>
          </table:table-cell>
          <table:table-cell office:value-type="float" office:value="13.0217026351882">
            <text:p>13.0217026352</text:p>
          </table:table-cell>
          <table:table-cell office:value-type="float" office:value="16.1816423237767">
            <text:p>16.181642323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8316">
            <text:p>8316</text:p>
          </table:table-cell>
          <table:table-cell office:value-type="float" office:value="11740">
            <text:p>11740</text:p>
          </table:table-cell>
          <table:table-cell office:value-type="float" office:value="20284">
            <text:p>20284</text:p>
          </table:table-cell>
          <table:table-cell office:value-type="float" office:value="772.875">
            <text:p>772.875</text:p>
          </table:table-cell>
          <table:table-cell office:value-type="float" office:value="-286.5">
            <text:p>-286.5</text:p>
          </table:table-cell>
          <table:table-cell office:value-type="float" office:value="629.875">
            <text:p>629.875</text:p>
          </table:table-cell>
          <table:table-cell office:value-type="float" office:value="0.0929383116883117">
            <text:p>0.0929383117</text:p>
          </table:table-cell>
          <table:table-cell office:value-type="float" office:value="-0.0244037478705281">
            <text:p>-0.0244037479</text:p>
          </table:table-cell>
          <table:table-cell office:value-type="float" office:value="0.0310528002366397">
            <text:p>0.0310528002</text:p>
          </table:table-cell>
          <table:table-cell office:value-type="float" office:value="1.34221364927686">
            <text:p>1.3422136493</text:p>
          </table:table-cell>
          <table:table-cell office:value-type="float" office:value="0.915754146557003">
            <text:p>0.9157541466</text:p>
          </table:table-cell>
          <table:table-cell office:value-type="float" office:value="1.11057478257721">
            <text:p>1.1105747826</text:p>
          </table:table-cell>
          <table:table-cell office:value-type="float" office:value="7.79958353583347">
            <text:p>7.7995835358</text:p>
          </table:table-cell>
          <table:table-cell office:value-type="float" office:value="-28.0553078741732">
            <text:p>-28.0553078742</text:p>
          </table:table-cell>
          <table:table-cell office:value-type="float" office:value="22.6663748529514">
            <text:p>22.66637485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21">
            <text:p>121</text:p>
          </table:table-cell>
          <table:table-cell office:value-type="float" office:value="7136">
            <text:p>7136</text:p>
          </table:table-cell>
          <table:table-cell office:value-type="float" office:value="12322">
            <text:p>12322</text:p>
          </table:table-cell>
          <table:table-cell office:value-type="float" office:value="21632">
            <text:p>21632</text:p>
          </table:table-cell>
          <table:table-cell office:value-type="float" office:value="-306.25">
            <text:p>-306.25</text:p>
          </table:table-cell>
          <table:table-cell office:value-type="float" office:value="-392.25">
            <text:p>-392.25</text:p>
          </table:table-cell>
          <table:table-cell office:value-type="float" office:value="2056">
            <text:p>2056</text:p>
          </table:table-cell>
          <table:table-cell office:value-type="float" office:value="-0.0429161995515695">
            <text:p>-0.0429161996</text:p>
          </table:table-cell>
          <table:table-cell office:value-type="float" office:value="-0.0318333062814478">
            <text:p>-0.0318333063</text:p>
          </table:table-cell>
          <table:table-cell office:value-type="float" office:value="0.0950443786982249">
            <text:p>0.0950443787</text:p>
          </table:table-cell>
          <table:table-cell office:value-type="float" office:value="0.853403229930049">
            <text:p>0.8534032299</text:p>
          </table:table-cell>
          <table:table-cell office:value-type="float" office:value="0.890569612416997">
            <text:p>0.8905696124</text:p>
          </table:table-cell>
          <table:table-cell office:value-type="float" office:value="1.35036085593116">
            <text:p>1.3503608559</text:p>
          </table:table-cell>
          <table:table-cell office:value-type="float" office:value="-15.8020708468628">
            <text:p>-15.8020708469</text:p>
          </table:table-cell>
          <table:table-cell office:value-type="float" office:value="-21.4258332598111">
            <text:p>-21.4258332598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7104">
            <text:p>7104</text:p>
          </table:table-cell>
          <table:table-cell office:value-type="float" office:value="13188">
            <text:p>13188</text:p>
          </table:table-cell>
          <table:table-cell office:value-type="float" office:value="22016">
            <text:p>22016</text:p>
          </table:table-cell>
          <table:table-cell office:value-type="float" office:value="-357.75">
            <text:p>-357.75</text:p>
          </table:table-cell>
          <table:table-cell office:value-type="float" office:value="-266.5">
            <text:p>-266.5</text:p>
          </table:table-cell>
          <table:table-cell office:value-type="float" office:value="1760">
            <text:p>1760</text:p>
          </table:table-cell>
          <table:table-cell office:value-type="float" office:value="-0.0503589527027027">
            <text:p>-0.0503589527</text:p>
          </table:table-cell>
          <table:table-cell office:value-type="float" office:value="-0.0202077646345162">
            <text:p>-0.0202077646</text:p>
          </table:table-cell>
          <table:table-cell office:value-type="float" office:value="0.0799418604651163">
            <text:p>0.0799418605</text:p>
          </table:table-cell>
          <table:table-cell office:value-type="float" office:value="0.828714272810474">
            <text:p>0.8287142728</text:p>
          </table:table-cell>
          <table:table-cell office:value-type="float" office:value="0.93007319713218">
            <text:p>0.9300731971</text:p>
          </table:table-cell>
          <table:table-cell office:value-type="float" office:value="1.29232228569497">
            <text:p>1.2923222857</text:p>
          </table:table-cell>
          <table:table-cell office:value-type="float" office:value="-13.4145720730077">
            <text:p>-13.414572073</text:p>
          </table:table-cell>
          <table:table-cell office:value-type="float" office:value="-33.9532791761712">
            <text:p>-33.9532791762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3">
            <text:p>173</text:p>
          </table:table-cell>
          <table:table-cell office:value-type="float" office:value="8336">
            <text:p>8336</text:p>
          </table:table-cell>
          <table:table-cell office:value-type="float" office:value="13992">
            <text:p>13992</text:p>
          </table:table-cell>
          <table:table-cell office:value-type="float" office:value="27136">
            <text:p>27136</text:p>
          </table:table-cell>
          <table:table-cell office:value-type="float" office:value="-213.125">
            <text:p>-213.125</text:p>
          </table:table-cell>
          <table:table-cell office:value-type="float" office:value="604.625">
            <text:p>604.625</text:p>
          </table:table-cell>
          <table:table-cell office:value-type="float" office:value="2184">
            <text:p>2184</text:p>
          </table:table-cell>
          <table:table-cell office:value-type="float" office:value="-0.0255668186180422">
            <text:p>-0.0255668186</text:p>
          </table:table-cell>
          <table:table-cell office:value-type="float" office:value="0.0432121926815323">
            <text:p>0.0432121927</text:p>
          </table:table-cell>
          <table:table-cell office:value-type="float" office:value="0.0804834905660377">
            <text:p>0.0804834906</text:p>
          </table:table-cell>
          <table:table-cell office:value-type="float" office:value="0.911797312776778">
            <text:p>0.9117973128</text:p>
          </table:table-cell>
          <table:table-cell office:value-type="float" office:value="1.1549025698342">
            <text:p>1.1549025698</text:p>
          </table:table-cell>
          <table:table-cell office:value-type="float" office:value="1.29438829779837">
            <text:p>1.2943882978</text:p>
          </table:table-cell>
          <table:table-cell office:value-type="float" office:value="-26.7631322859611">
            <text:p>-26.763132286</text:p>
          </table:table-cell>
          <table:table-cell office:value-type="float" office:value="16.3846764260241">
            <text:p>16.384676426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7120">
            <text:p>7120</text:p>
          </table:table-cell>
          <table:table-cell office:value-type="float" office:value="13919">
            <text:p>13919</text:p>
          </table:table-cell>
          <table:table-cell office:value-type="float" office:value="29504">
            <text:p>29504</text:p>
          </table:table-cell>
          <table:table-cell office:value-type="float" office:value="-89.375">
            <text:p>-89.375</text:p>
          </table:table-cell>
          <table:table-cell office:value-type="float" office:value="-237.75">
            <text:p>-237.75</text:p>
          </table:table-cell>
          <table:table-cell office:value-type="float" office:value="1232">
            <text:p>1232</text:p>
          </table:table-cell>
          <table:table-cell office:value-type="float" office:value="-0.0125526685393258">
            <text:p>-0.0125526685</text:p>
          </table:table-cell>
          <table:table-cell office:value-type="float" office:value="-0.0170809684603779">
            <text:p>-0.0170809685</text:p>
          </table:table-cell>
          <table:table-cell office:value-type="float" office:value="0.0417570498915401">
            <text:p>0.0417570499</text:p>
          </table:table-cell>
          <table:table-cell office:value-type="float" office:value="0.956374496307778">
            <text:p>0.9563744963</text:p>
          </table:table-cell>
          <table:table-cell office:value-type="float" office:value="0.940788458976424">
            <text:p>0.940788459</text:p>
          </table:table-cell>
          <table:table-cell office:value-type="float" office:value="1.14956723100305">
            <text:p>1.149567231</text:p>
          </table:table-cell>
          <table:table-cell table:number-columns-repeated="2" office:value-type="float" office:value="0">
            <text:p>0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6945">
            <text:p>6945</text:p>
          </table:table-cell>
          <table:table-cell office:value-type="float" office:value="13133">
            <text:p>13133</text:p>
          </table:table-cell>
          <table:table-cell office:value-type="float" office:value="28544">
            <text:p>28544</text:p>
          </table:table-cell>
          <table:table-cell office:value-type="float" office:value="-158.875">
            <text:p>-158.875</text:p>
          </table:table-cell>
          <table:table-cell office:value-type="float" office:value="21.875">
            <text:p>21.875</text:p>
          </table:table-cell>
          <table:table-cell office:value-type="float" office:value="1000">
            <text:p>1000</text:p>
          </table:table-cell>
          <table:table-cell office:value-type="float" office:value="-0.0228761699064075">
            <text:p>-0.0228761699</text:p>
          </table:table-cell>
          <table:table-cell office:value-type="float" office:value="0.0016656514124724">
            <text:p>0.0016656514</text:p>
          </table:table-cell>
          <table:table-cell office:value-type="float" office:value="0.0350336322869955">
            <text:p>0.0350336323</text:p>
          </table:table-cell>
          <table:table-cell office:value-type="float" office:value="0.920959110860764">
            <text:p>0.9209591109</text:p>
          </table:table-cell>
          <table:table-cell office:value-type="float" office:value="1.00583521775712">
            <text:p>1.0058352178</text:p>
          </table:table-cell>
          <table:table-cell office:value-type="float" office:value="1.12502332957128">
            <text:p>1.1250233296</text:p>
          </table:table-cell>
          <table:table-cell office:value-type="float" office:value="-29.9520561389308">
            <text:p>-29.9520561389</text:p>
          </table:table-cell>
          <table:table-cell office:value-type="float" office:value="0">
            <text:p>0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7104">
            <text:p>7104</text:p>
          </table:table-cell>
          <table:table-cell office:value-type="float" office:value="14652">
            <text:p>14652</text:p>
          </table:table-cell>
          <table:table-cell office:value-type="float" office:value="31376">
            <text:p>31376</text:p>
          </table:table-cell>
          <table:table-cell office:value-type="float" office:value="-357.75">
            <text:p>-357.75</text:p>
          </table:table-cell>
          <table:table-cell office:value-type="float" office:value="1127.5">
            <text:p>1127.5</text:p>
          </table:table-cell>
          <table:table-cell office:value-type="float" office:value="2525.25">
            <text:p>2525.25</text:p>
          </table:table-cell>
          <table:table-cell office:value-type="float" office:value="-0.0503589527027027">
            <text:p>-0.0503589527</text:p>
          </table:table-cell>
          <table:table-cell office:value-type="float" office:value="0.076951951951952">
            <text:p>0.076951952</text:p>
          </table:table-cell>
          <table:table-cell office:value-type="float" office:value="0.0804834905660377">
            <text:p>0.0804834906</text:p>
          </table:table-cell>
          <table:table-cell office:value-type="float" office:value="0.828714272810474">
            <text:p>0.8287142728</text:p>
          </table:table-cell>
          <table:table-cell office:value-type="float" office:value="1.28093817353389">
            <text:p>1.2809381735</text:p>
          </table:table-cell>
          <table:table-cell office:value-type="float" office:value="1.29438829779837">
            <text:p>1.2943882978</text:p>
          </table:table-cell>
          <table:table-cell office:value-type="float" office:value="-13.4145720730077">
            <text:p>-13.414572073</text:p>
          </table:table-cell>
          <table:table-cell office:value-type="float" office:value="9.34982393093446">
            <text:p>9.349823930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7590">
            <text:p>7590</text:p>
          </table:table-cell>
          <table:table-cell office:value-type="float" office:value="15884">
            <text:p>15884</text:p>
          </table:table-cell>
          <table:table-cell office:value-type="float" office:value="34114">
            <text:p>34114</text:p>
          </table:table-cell>
          <table:table-cell office:value-type="float" office:value="-213">
            <text:p>-213</text:p>
          </table:table-cell>
          <table:table-cell office:value-type="float" office:value="849.75">
            <text:p>849.75</text:p>
          </table:table-cell>
          <table:table-cell office:value-type="float" office:value="1424.5">
            <text:p>1424.5</text:p>
          </table:table-cell>
          <table:table-cell office:value-type="float" office:value="-0.0280632411067194">
            <text:p>-0.0280632411</text:p>
          </table:table-cell>
          <table:table-cell office:value-type="float" office:value="0.0534972299168975">
            <text:p>0.0534972299</text:p>
          </table:table-cell>
          <table:table-cell office:value-type="float" office:value="0.0417570498915401">
            <text:p>0.0417570499</text:p>
          </table:table-cell>
          <table:table-cell office:value-type="float" office:value="0.903322245309253">
            <text:p>0.9033222453</text:p>
          </table:table-cell>
          <table:table-cell office:value-type="float" office:value="1.19284973378235">
            <text:p>1.1928497338</text:p>
          </table:table-cell>
          <table:table-cell office:value-type="float" office:value="1.14956723100305">
            <text:p>1.149567231</text:p>
          </table:table-cell>
          <table:table-cell office:value-type="float" office:value="-24.3512522108112">
            <text:p>-24.3512522108</text:p>
          </table:table-cell>
          <table:table-cell office:value-type="float" office:value="13.3002563558559">
            <text:p>13.300256355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7120">
            <text:p>7120</text:p>
          </table:table-cell>
          <table:table-cell office:value-type="float" office:value="15232">
            <text:p>15232</text:p>
          </table:table-cell>
          <table:table-cell office:value-type="float" office:value="33120">
            <text:p>33120</text:p>
          </table:table-cell>
          <table:table-cell office:value-type="float" office:value="-89.375">
            <text:p>-89.375</text:p>
          </table:table-cell>
          <table:table-cell office:value-type="float" office:value="508">
            <text:p>508</text:p>
          </table:table-cell>
          <table:table-cell office:value-type="float" office:value="1402.5">
            <text:p>1402.5</text:p>
          </table:table-cell>
          <table:table-cell office:value-type="float" office:value="-0.0125526685393258">
            <text:p>-0.0125526685</text:p>
          </table:table-cell>
          <table:table-cell office:value-type="float" office:value="0.0333508403361345">
            <text:p>0.0333508403</text:p>
          </table:table-cell>
          <table:table-cell office:value-type="float" office:value="0.0423460144927536">
            <text:p>0.0423460145</text:p>
          </table:table-cell>
          <table:table-cell office:value-type="float" office:value="0.956374496307778">
            <text:p>0.9563744963</text:p>
          </table:table-cell>
          <table:table-cell office:value-type="float" office:value="1.11890800713668">
            <text:p>1.1189080071</text:p>
          </table:table-cell>
          <table:table-cell office:value-type="float" office:value="1.15172569321374">
            <text:p>1.1517256932</text:p>
          </table:table-cell>
          <table:table-cell office:value-type="float" office:value="0">
            <text:p>0</text:p>
          </table:table-cell>
          <table:table-cell office:value-type="float" office:value="21.1281783443873">
            <text:p>21.1281783444</text:p>
          </table:table-cell>
          <table:table-cell office:value-type="float" office:value="16.7128301649005">
            <text:p>16.712830164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7408">
            <text:p>7408</text:p>
          </table:table-cell>
          <table:table-cell office:value-type="float" office:value="16362">
            <text:p>16362</text:p>
          </table:table-cell>
          <table:table-cell office:value-type="float" office:value="33480">
            <text:p>33480</text:p>
          </table:table-cell>
          <table:table-cell office:value-type="float" office:value="186">
            <text:p>186</text:p>
          </table:table-cell>
          <table:table-cell office:value-type="float" office:value="583.875">
            <text:p>583.875</text:p>
          </table:table-cell>
          <table:table-cell office:value-type="float" office:value="1740">
            <text:p>1740</text:p>
          </table:table-cell>
          <table:table-cell office:value-type="float" office:value="0.0251079913606911">
            <text:p>0.0251079914</text:p>
          </table:table-cell>
          <table:table-cell office:value-type="float" office:value="0.0356848184818482">
            <text:p>0.0356848185</text:p>
          </table:table-cell>
          <table:table-cell office:value-type="float" office:value="0.0519713261648746">
            <text:p>0.0519713262</text:p>
          </table:table-cell>
          <table:table-cell office:value-type="float" office:value="1.08911357577355">
            <text:p>1.0891135758</text:p>
          </table:table-cell>
          <table:table-cell office:value-type="float" office:value="1.12739274097583">
            <text:p>1.127392741</text:p>
          </table:table-cell>
          <table:table-cell office:value-type="float" office:value="1.187193638314">
            <text:p>1.1871936383</text:p>
          </table:table-cell>
          <table:table-cell office:value-type="float" office:value="27.9517773129238">
            <text:p>27.9517773129</text:p>
          </table:table-cell>
          <table:table-cell office:value-type="float" office:value="19.7686959011708">
            <text:p>19.7686959012</text:p>
          </table:table-cell>
          <table:table-cell office:value-type="float" office:value="13.6807549598457">
            <text:p>13.680754959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7695">
            <text:p>7695</text:p>
          </table:table-cell>
          <table:table-cell office:value-type="float" office:value="16764">
            <text:p>16764</text:p>
          </table:table-cell>
          <table:table-cell office:value-type="float" office:value="38640">
            <text:p>38640</text:p>
          </table:table-cell>
          <table:table-cell office:value-type="float" office:value="142.5">
            <text:p>142.5</text:p>
          </table:table-cell>
          <table:table-cell office:value-type="float" office:value="284.625">
            <text:p>284.625</text:p>
          </table:table-cell>
          <table:table-cell office:value-type="float" office:value="1170">
            <text:p>1170</text:p>
          </table:table-cell>
          <table:table-cell office:value-type="float" office:value="0.0185185185185185">
            <text:p>0.0185185185</text:p>
          </table:table-cell>
          <table:table-cell office:value-type="float" office:value="0.0169783464566929">
            <text:p>0.0169783465</text:p>
          </table:table-cell>
          <table:table-cell office:value-type="float" office:value="0.0302795031055901">
            <text:p>0.0302795031</text:p>
          </table:table-cell>
          <table:table-cell office:value-type="float" office:value="1.06548696844993">
            <text:p>1.0654869684</text:p>
          </table:table-cell>
          <table:table-cell office:value-type="float" office:value="1.0599892105253">
            <text:p>1.0599892105</text:p>
          </table:table-cell>
          <table:table-cell office:value-type="float" office:value="1.10777528355388">
            <text:p>1.1077752836</text:p>
          </table:table-cell>
          <table:table-cell table:number-columns-repeated="2" office:value-type="float" office:value="0">
            <text:p>0</text:p>
          </table:table-cell>
          <table:table-cell office:value-type="float" office:value="23.2364805232006">
            <text:p>23.236480523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7650">
            <text:p>7650</text:p>
          </table:table-cell>
          <table:table-cell office:value-type="float" office:value="16528">
            <text:p>16528</text:p>
          </table:table-cell>
          <table:table-cell office:value-type="float" office:value="34928">
            <text:p>34928</text:p>
          </table:table-cell>
          <table:table-cell office:value-type="float" office:value="-11.25">
            <text:p>-11.25</text:p>
          </table:table-cell>
          <table:table-cell office:value-type="float" office:value="280">
            <text:p>280</text:p>
          </table:table-cell>
          <table:table-cell office:value-type="float" office:value="837.125">
            <text:p>837.125</text:p>
          </table:table-cell>
          <table:table-cell office:value-type="float" office:value="-0.00147058823529412">
            <text:p>-0.0014705882</text:p>
          </table:table-cell>
          <table:table-cell office:value-type="float" office:value="0.0169409486931268">
            <text:p>0.0169409487</text:p>
          </table:table-cell>
          <table:table-cell office:value-type="float" office:value="0.0239671610169492">
            <text:p>0.023967161</text:p>
          </table:table-cell>
          <table:table-cell office:value-type="float" office:value="0.994857179930796">
            <text:p>0.9948571799</text:p>
          </table:table-cell>
          <table:table-cell office:value-type="float" office:value="1.05985583208149">
            <text:p>1.0598558321</text:p>
          </table:table-cell>
          <table:table-cell office:value-type="float" office:value="1.08501093618146">
            <text:p>1.0850109362</text:p>
          </table:table-cell>
          <table:table-cell table:number-columns-repeated="2"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7770">
            <text:p>7770</text:p>
          </table:table-cell>
          <table:table-cell office:value-type="float" office:value="16912">
            <text:p>16912</text:p>
          </table:table-cell>
          <table:table-cell office:value-type="float" office:value="36360">
            <text:p>36360</text:p>
          </table:table-cell>
          <table:table-cell office:value-type="float" office:value="41.25">
            <text:p>41.25</text:p>
          </table:table-cell>
          <table:table-cell office:value-type="float" office:value="312">
            <text:p>312</text:p>
          </table:table-cell>
          <table:table-cell office:value-type="float" office:value="1297.5">
            <text:p>1297.5</text:p>
          </table:table-cell>
          <table:table-cell office:value-type="float" office:value="0.00530888030888031">
            <text:p>0.0053088803</text:p>
          </table:table-cell>
          <table:table-cell office:value-type="float" office:value="0.0184484389782403">
            <text:p>0.018448439</text:p>
          </table:table-cell>
          <table:table-cell office:value-type="float" office:value="0.0356848184818482">
            <text:p>0.0356848185</text:p>
          </table:table-cell>
          <table:table-cell office:value-type="float" office:value="1.01863632213294">
            <text:p>1.0186363221</text:p>
          </table:table-cell>
          <table:table-cell office:value-type="float" office:value="1.06523661242928">
            <text:p>1.0652366124</text:p>
          </table:table-cell>
          <table:table-cell office:value-type="float" office:value="1.12739274097583">
            <text:p>1.127392741</text:p>
          </table:table-cell>
          <table:table-cell table:number-columns-repeated="2" office:value-type="float" office:value="0">
            <text:p>0</text:p>
          </table:table-cell>
          <table:table-cell office:value-type="float" office:value="19.7686959011708">
            <text:p>19.768695901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8235">
            <text:p>8235</text:p>
          </table:table-cell>
          <table:table-cell office:value-type="float" office:value="17787">
            <text:p>17787</text:p>
          </table:table-cell>
          <table:table-cell office:value-type="float" office:value="39720">
            <text:p>39720</text:p>
          </table:table-cell>
          <table:table-cell office:value-type="float" office:value="-45">
            <text:p>-45</text:p>
          </table:table-cell>
          <table:table-cell office:value-type="float" office:value="354.75">
            <text:p>354.75</text:p>
          </table:table-cell>
          <table:table-cell office:value-type="float" office:value="1125">
            <text:p>1125</text:p>
          </table:table-cell>
          <table:table-cell office:value-type="float" office:value="-0.00546448087431694">
            <text:p>-0.0054644809</text:p>
          </table:table-cell>
          <table:table-cell office:value-type="float" office:value="0.0199443413729128">
            <text:p>0.0199443414</text:p>
          </table:table-cell>
          <table:table-cell office:value-type="float" office:value="0.0283232628398792">
            <text:p>0.0283232628</text:p>
          </table:table-cell>
          <table:table-cell office:value-type="float" office:value="0.980932843620293">
            <text:p>0.9809328436</text:p>
          </table:table-cell>
          <table:table-cell office:value-type="float" office:value="1.07058483724068">
            <text:p>1.0705848372</text:p>
          </table:table-cell>
          <table:table-cell office:value-type="float" office:value="1.10070374608665">
            <text:p>1.1007037461</text:p>
          </table:table-cell>
          <table:table-cell table:number-columns-repeated="2" office:value-type="float" office:value="0">
            <text:p>0</text:p>
          </table:table-cell>
          <table:table-cell office:value-type="float" office:value="24.8176767906743">
            <text:p>24.81767679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8208">
            <text:p>8208</text:p>
          </table:table-cell>
          <table:table-cell office:value-type="float" office:value="18464">
            <text:p>18464</text:p>
          </table:table-cell>
          <table:table-cell office:value-type="float" office:value="40260">
            <text:p>40260</text:p>
          </table:table-cell>
          <table:table-cell office:value-type="float" office:value="152">
            <text:p>152</text:p>
          </table:table-cell>
          <table:table-cell office:value-type="float" office:value="226.875">
            <text:p>226.875</text:p>
          </table:table-cell>
          <table:table-cell office:value-type="float" office:value="517.5">
            <text:p>517.5</text:p>
          </table:table-cell>
          <table:table-cell office:value-type="float" office:value="0.0185185185185185">
            <text:p>0.0185185185</text:p>
          </table:table-cell>
          <table:table-cell office:value-type="float" office:value="0.0122874241767764">
            <text:p>0.0122874242</text:p>
          </table:table-cell>
          <table:table-cell office:value-type="float" office:value="0.0128539493293592">
            <text:p>0.0128539493</text:p>
          </table:table-cell>
          <table:table-cell office:value-type="float" office:value="1.06548696844993">
            <text:p>1.0654869684</text:p>
          </table:table-cell>
          <table:table-cell office:value-type="float" office:value="1.0433019069728">
            <text:p>1.043301907</text:p>
          </table:table-cell>
          <table:table-cell office:value-type="float" office:value="1.04531266171895">
            <text:p>1.04531266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7500">
            <text:p>7500</text:p>
          </table:table-cell>
          <table:table-cell office:value-type="float" office:value="17344">
            <text:p>17344</text:p>
          </table:table-cell>
          <table:table-cell office:value-type="float" office:value="39984">
            <text:p>39984</text:p>
          </table:table-cell>
          <table:table-cell office:value-type="float" office:value="26">
            <text:p>26</text:p>
          </table:table-cell>
          <table:table-cell office:value-type="float" office:value="129">
            <text:p>129</text:p>
          </table:table-cell>
          <table:table-cell office:value-type="float" office:value="1333.5">
            <text:p>1333.5</text:p>
          </table:table-cell>
          <table:table-cell office:value-type="float" office:value="0.00346666666666667">
            <text:p>0.0034666667</text:p>
          </table:table-cell>
          <table:table-cell office:value-type="float" office:value="0.00743773062730627">
            <text:p>0.0074377306</text:p>
          </table:table-cell>
          <table:table-cell office:value-type="float" office:value="0.0333508403361345">
            <text:p>0.0333508403</text:p>
          </table:table-cell>
          <table:table-cell office:value-type="float" office:value="1.01215688817778">
            <text:p>1.0121568882</text:p>
          </table:table-cell>
          <table:table-cell office:value-type="float" office:value="1.02614048407587">
            <text:p>1.0261404841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558">
            <text:p>558</text:p>
          </table:table-cell>
          <table:table-cell office:value-type="float" office:value="7695">
            <text:p>7695</text:p>
          </table:table-cell>
          <table:table-cell office:value-type="float" office:value="17728">
            <text:p>17728</text:p>
          </table:table-cell>
          <table:table-cell office:value-type="float" office:value="43500">
            <text:p>43500</text:p>
          </table:table-cell>
          <table:table-cell office:value-type="float" office:value="57.625">
            <text:p>57.625</text:p>
          </table:table-cell>
          <table:table-cell office:value-type="float" office:value="185.25">
            <text:p>185.25</text:p>
          </table:table-cell>
          <table:table-cell office:value-type="float" office:value="1200">
            <text:p>1200</text:p>
          </table:table-cell>
          <table:table-cell office:value-type="float" office:value="0.00748862897985705">
            <text:p>0.007488629</text:p>
          </table:table-cell>
          <table:table-cell office:value-type="float" office:value="0.010449571299639">
            <text:p>0.0104495713</text:p>
          </table:table-cell>
          <table:table-cell office:value-type="float" office:value="0.0275862068965517">
            <text:p>0.0275862069</text:p>
          </table:table-cell>
          <table:table-cell office:value-type="float" office:value="1.02632011737494">
            <text:p>1.0263201174</text:p>
          </table:table-cell>
          <table:table-cell office:value-type="float" office:value="1.03678751888782">
            <text:p>1.0367875189</text:p>
          </table:table-cell>
          <table:table-cell office:value-type="float" office:value="1.09804328180737">
            <text:p>1.0980432818</text:p>
          </table:table-cell>
          <table:table-cell table:number-columns-repeated="2" office:value-type="float" office:value="0">
            <text:p>0</text:p>
          </table:table-cell>
          <table:table-cell office:value-type="float" office:value="25.4715870456707">
            <text:p>25.471587045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7725">
            <text:p>7725</text:p>
          </table:table-cell>
          <table:table-cell office:value-type="float" office:value="18117">
            <text:p>18117</text:p>
          </table:table-cell>
          <table:table-cell office:value-type="float" office:value="42756">
            <text:p>42756</text:p>
          </table:table-cell>
          <table:table-cell office:value-type="float" office:value="-38">
            <text:p>-38</text:p>
          </table:table-cell>
          <table:table-cell office:value-type="float" office:value="-101.25">
            <text:p>-101.25</text:p>
          </table:table-cell>
          <table:table-cell office:value-type="float" office:value="1228.5">
            <text:p>1228.5</text:p>
          </table:table-cell>
          <table:table-cell office:value-type="float" office:value="-0.00491909385113269">
            <text:p>-0.0049190939</text:p>
          </table:table-cell>
          <table:table-cell office:value-type="float" office:value="-0.00558867362146051">
            <text:p>-0.0055886736</text:p>
          </table:table-cell>
          <table:table-cell office:value-type="float" office:value="0.0287328094302554">
            <text:p>0.0287328094</text:p>
          </table:table-cell>
          <table:table-cell office:value-type="float" office:value="0.982830598590295">
            <text:p>0.9828305986</text:p>
          </table:table-cell>
          <table:table-cell office:value-type="float" office:value="0.980500859539669">
            <text:p>0.9805008595</text:p>
          </table:table-cell>
          <table:table-cell office:value-type="float" office:value="1.10218295870789">
            <text:p>1.10218295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8100">
            <text:p>8100</text:p>
          </table:table-cell>
          <table:table-cell office:value-type="float" office:value="18870">
            <text:p>18870</text:p>
          </table:table-cell>
          <table:table-cell office:value-type="float" office:value="43386">
            <text:p>43386</text:p>
          </table:table-cell>
          <table:table-cell office:value-type="float" office:value="-144.875">
            <text:p>-144.875</text:p>
          </table:table-cell>
          <table:table-cell office:value-type="float" office:value="-27.75">
            <text:p>-27.75</text:p>
          </table:table-cell>
          <table:table-cell office:value-type="float" office:value="735">
            <text:p>735</text:p>
          </table:table-cell>
          <table:table-cell office:value-type="float" office:value="-0.0178858024691358">
            <text:p>-0.0178858025</text:p>
          </table:table-cell>
          <table:table-cell office:value-type="float" office:value="-0.00147058823529412">
            <text:p>-0.0014705882</text:p>
          </table:table-cell>
          <table:table-cell office:value-type="float" office:value="0.0169409486931268">
            <text:p>0.0169409487</text:p>
          </table:table-cell>
          <table:table-cell office:value-type="float" office:value="0.938026699140756">
            <text:p>0.9380266991</text:p>
          </table:table-cell>
          <table:table-cell office:value-type="float" office:value="0.994857179930796">
            <text:p>0.9948571799</text:p>
          </table:table-cell>
          <table:table-cell office:value-type="float" office:value="1.05985583208149">
            <text:p>1.05985583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7858">
            <text:p>7858</text:p>
          </table:table-cell>
          <table:table-cell office:value-type="float" office:value="17560">
            <text:p>17560</text:p>
          </table:table-cell>
          <table:table-cell office:value-type="float" office:value="44394">
            <text:p>44394</text:p>
          </table:table-cell>
          <table:table-cell office:value-type="float" office:value="133.75">
            <text:p>133.75</text:p>
          </table:table-cell>
          <table:table-cell office:value-type="float" office:value="226.125">
            <text:p>226.125</text:p>
          </table:table-cell>
          <table:table-cell office:value-type="float" office:value="819">
            <text:p>819</text:p>
          </table:table-cell>
          <table:table-cell office:value-type="float" office:value="0.0170208704504963">
            <text:p>0.0170208705</text:p>
          </table:table-cell>
          <table:table-cell office:value-type="float" office:value="0.012877277904328">
            <text:p>0.0128772779</text:p>
          </table:table-cell>
          <table:table-cell office:value-type="float" office:value="0.0184484389782403">
            <text:p>0.018448439</text:p>
          </table:table-cell>
          <table:table-cell office:value-type="float" office:value="1.06014087823729">
            <text:p>1.0601408782</text:p>
          </table:table-cell>
          <table:table-cell office:value-type="float" office:value="1.04539548826615">
            <text:p>1.0453954883</text:p>
          </table:table-cell>
          <table:table-cell office:value-type="float" office:value="1.06523661242928">
            <text:p>1.0652366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8208">
            <text:p>8208</text:p>
          </table:table-cell>
          <table:table-cell office:value-type="float" office:value="18394">
            <text:p>18394</text:p>
          </table:table-cell>
          <table:table-cell office:value-type="float" office:value="46410">
            <text:p>46410</text:p>
          </table:table-cell>
          <table:table-cell office:value-type="float" office:value="239">
            <text:p>239</text:p>
          </table:table-cell>
          <table:table-cell office:value-type="float" office:value="203.571428571429">
            <text:p>203.5714285714</text:p>
          </table:table-cell>
          <table:table-cell office:value-type="float" office:value="732.125">
            <text:p>732.125</text:p>
          </table:table-cell>
          <table:table-cell office:value-type="float" office:value="0.0291179337231969">
            <text:p>0.0291179337</text:p>
          </table:table-cell>
          <table:table-cell office:value-type="float" office:value="0.0110672734898026">
            <text:p>0.0110672735</text:p>
          </table:table-cell>
          <table:table-cell office:value-type="float" office:value="0.0157751562163327">
            <text:p>0.0157751562</text:p>
          </table:table-cell>
          <table:table-cell office:value-type="float" office:value="1.10357456199723">
            <text:p>1.103574562</text:p>
          </table:table-cell>
          <table:table-cell office:value-type="float" office:value="1.03897552691761">
            <text:p>1.0389755269</text:p>
          </table:table-cell>
          <table:table-cell office:value-type="float" office:value="1.05570080364232">
            <text:p>1.0557008036</text:p>
          </table:table-cell>
          <table:table-cell office:value-type="float" office:value="24.1497360435379">
            <text:p>24.1497360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7931">
            <text:p>7931</text:p>
          </table:table-cell>
          <table:table-cell office:value-type="float" office:value="18324">
            <text:p>18324</text:p>
          </table:table-cell>
          <table:table-cell office:value-type="float" office:value="48468">
            <text:p>48468</text:p>
          </table:table-cell>
          <table:table-cell office:value-type="float" office:value="170.125">
            <text:p>170.125</text:p>
          </table:table-cell>
          <table:table-cell office:value-type="float" office:value="276">
            <text:p>276</text:p>
          </table:table-cell>
          <table:table-cell office:value-type="float" office:value="298">
            <text:p>298</text:p>
          </table:table-cell>
          <table:table-cell office:value-type="float" office:value="0.0214506367418989">
            <text:p>0.0214506367</text:p>
          </table:table-cell>
          <table:table-cell office:value-type="float" office:value="0.0150622134905043">
            <text:p>0.0150622135</text:p>
          </table:table-cell>
          <table:table-cell office:value-type="float" office:value="0.0061483865643311">
            <text:p>0.0061483866</text:p>
          </table:table-cell>
          <table:table-cell office:value-type="float" office:value="1.07597908303725">
            <text:p>1.075979083</text:p>
          </table:table-cell>
          <table:table-cell office:value-type="float" office:value="1.05316241295622">
            <text:p>1.053162413</text:p>
          </table:table-cell>
          <table:table-cell office:value-type="float" office:value="1.02159344618355">
            <text:p>1.0215934462</text:p>
          </table:table-cell>
          <table:table-cell office:value-type="float" office:value="32.6589423093921">
            <text:p>32.65894230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7601">
            <text:p>7601</text:p>
          </table:table-cell>
          <table:table-cell office:value-type="float" office:value="16988">
            <text:p>16988</text:p>
          </table:table-cell>
          <table:table-cell office:value-type="float" office:value="45528">
            <text:p>45528</text:p>
          </table:table-cell>
          <table:table-cell office:value-type="float" office:value="-16.125">
            <text:p>-16.125</text:p>
          </table:table-cell>
          <table:table-cell office:value-type="float" office:value="210">
            <text:p>210</text:p>
          </table:table-cell>
          <table:table-cell office:value-type="float" office:value="-473.125">
            <text:p>-473.125</text:p>
          </table:table-cell>
          <table:table-cell office:value-type="float" office:value="-0.0021214313906065">
            <text:p>-0.0021214314</text:p>
          </table:table-cell>
          <table:table-cell office:value-type="float" office:value="0.0123616670591005">
            <text:p>0.0123616671</text:p>
          </table:table-cell>
          <table:table-cell office:value-type="float" office:value="-0.0103919565981374">
            <text:p>-0.0103919566</text:p>
          </table:table-cell>
          <table:table-cell office:value-type="float" office:value="0.992583811056322">
            <text:p>0.9925838111</text:p>
          </table:table-cell>
          <table:table-cell office:value-type="float" office:value="1.04356534389931">
            <text:p>1.0435653439</text:p>
          </table:table-cell>
          <table:table-cell office:value-type="float" office:value="0.963839817719917">
            <text:p>0.96383981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8570">
            <text:p>8570</text:p>
          </table:table-cell>
          <table:table-cell office:value-type="float" office:value="19153">
            <text:p>19153</text:p>
          </table:table-cell>
          <table:table-cell office:value-type="float" office:value="46536">
            <text:p>46536</text:p>
          </table:table-cell>
          <table:table-cell office:value-type="float" office:value="16.1428571428571">
            <text:p>16.1428571429</text:p>
          </table:table-cell>
          <table:table-cell office:value-type="float" office:value="36.2857142857143">
            <text:p>36.2857142857</text:p>
          </table:table-cell>
          <table:table-cell office:value-type="float" office:value="-684.714285714286">
            <text:p>-684.7142857143</text:p>
          </table:table-cell>
          <table:table-cell office:value-type="float" office:value="0.00188364727454576">
            <text:p>0.0018836473</text:p>
          </table:table-cell>
          <table:table-cell office:value-type="float" office:value="0.0018945185759784">
            <text:p>0.0018945186</text:p>
          </table:table-cell>
          <table:table-cell office:value-type="float" office:value="-0.0147136471917287">
            <text:p>-0.0147136472</text:p>
          </table:table-cell>
          <table:table-cell office:value-type="float" office:value="1.00659971978994">
            <text:p>1.0065997198</text:p>
          </table:table-cell>
          <table:table-cell office:value-type="float" office:value="1.00663784984917">
            <text:p>1.0066378498</text:p>
          </table:table-cell>
          <table:table-cell office:value-type="float" office:value="0.948926557999768">
            <text:p>0.9489265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8717">
            <text:p>8717</text:p>
          </table:table-cell>
          <table:table-cell office:value-type="float" office:value="21037">
            <text:p>21037</text:p>
          </table:table-cell>
          <table:table-cell office:value-type="float" office:value="49418">
            <text:p>49418</text:p>
          </table:table-cell>
          <table:table-cell office:value-type="float" office:value="0">
            <text:p>0</text:p>
          </table:table-cell>
          <table:table-cell office:value-type="float" office:value="504.2">
            <text:p>504.2</text:p>
          </table:table-cell>
          <table:table-cell office:value-type="float" office:value="-152.166666666667">
            <text:p>-152.1666666667</text:p>
          </table:table-cell>
          <table:table-cell office:value-type="float" office:value="0">
            <text:p>0</text:p>
          </table:table-cell>
          <table:table-cell office:value-type="float" office:value="0.0239672957170699">
            <text:p>0.0239672957</text:p>
          </table:table-cell>
          <table:table-cell office:value-type="float" office:value="-0.00307917492951286">
            <text:p>-0.0030791749</text:p>
          </table:table-cell>
          <table:table-cell office:value-type="float" office:value="1.06">
            <text:p>1.06</text:p>
          </table:table-cell>
          <table:table-cell office:value-type="float" office:value="1.08501142028716">
            <text:p>1.0850114203</text:p>
          </table:table-cell>
          <table:table-cell office:value-type="float" office:value="0.989241471130468">
            <text:p>0.9892414711</text:p>
          </table:table-cell>
          <table:table-cell office:value-type="float" office:value="0">
            <text:p>0</text:p>
          </table:table-cell>
          <table:table-cell office:value-type="float" office:value="29.2657474503298">
            <text:p>29.2657474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8866">
            <text:p>8866</text:p>
          </table:table-cell>
          <table:table-cell office:value-type="float" office:value="19814">
            <text:p>19814</text:p>
          </table:table-cell>
          <table:table-cell office:value-type="float" office:value="45690">
            <text:p>45690</text:p>
          </table:table-cell>
          <table:table-cell table:number-columns-repeated="2" office:value-type="float" office:value="0">
            <text:p>0</text:p>
          </table:table-cell>
          <table:table-cell office:value-type="float" office:value="40.4">
            <text:p>4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884219741737798">
            <text:p>0.0008842197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0030963015114">
            <text:p>1.00309630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7971">
            <text:p>7971</text:p>
          </table:table-cell>
          <table:table-cell office:value-type="float" office:value="19211">
            <text:p>19211</text:p>
          </table:table-cell>
          <table:table-cell office:value-type="float" office:value="46806">
            <text:p>46806</text:p>
          </table:table-cell>
          <table:table-cell office:value-type="float" office:value="92.5">
            <text:p>92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6045665537574">
            <text:p>0.0116045666</text:p>
          </table:table-cell>
          <table:table-cell table:number-columns-repeated="2" office:value-type="float" office:value="0">
            <text:p>0</text:p>
          </table:table-cell>
          <table:table-cell office:value-type="float" office:value="1.04087992822936">
            <text:p>1.0408799282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5">
            <text:p>5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7992">
            <text:p>7992</text:p>
          </table:table-cell>
          <table:table-cell office:value-type="float" office:value="19173">
            <text:p>19173</text:p>
          </table:table-cell>
          <table:table-cell office:value-type="float" office:value="47948">
            <text:p>47948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5">
            <text:p>5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8014">
            <text:p>8014</text:p>
          </table:table-cell>
          <table:table-cell office:value-type="float" office:value="19406">
            <text:p>19406</text:p>
          </table:table-cell>
          <table:table-cell office:value-type="float" office:value="49119">
            <text:p>49119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.89">
            <text:p>0.89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98.5">
            <text:p>98.5</text:p>
          </table:table-cell>
          <table:table-cell office:value-type="float" office:value="6624.25">
            <text:p>6624.25</text:p>
          </table:table-cell>
          <table:table-cell office:value-type="float" office:value="21890">
            <text:p>21890</text:p>
          </table:table-cell>
          <table:table-cell office:value-type="float" office:value="20.5225">
            <text:p>20.5225</text:p>
          </table:table-cell>
          <table:table-cell table:number-columns-repeated="3"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084">
            <text:p>1084</text:p>
          </table:table-cell>
          <table:table-cell office:value-type="float" office:value="8036">
            <text:p>8036</text:p>
          </table:table-cell>
          <table:table-cell office:value-type="float" office:value="19585">
            <text:p>19585</text:p>
          </table:table-cell>
          <table:table-cell office:value-type="float" office:value="50318">
            <text:p>50318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7.6666666666667">
            <text:p>97.6666666667</text:p>
          </table:table-cell>
          <table:table-cell office:value-type="float" office:value="6715">
            <text:p>6715</text:p>
          </table:table-cell>
          <table:table-cell office:value-type="float" office:value="22191">
            <text:p>22191</text:p>
          </table:table-cell>
          <table:table-cell office:value-type="float" office:value="21.0966666666667">
            <text:p>21.09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13">
            <text:p>513</text:p>
          </table:table-cell>
          <table:table-cell office:value-type="float" office:value="744">
            <text:p>744</text:p>
          </table:table-cell>
          <table:table-cell office:value-type="float" office:value="1108">
            <text:p>1108</text:p>
          </table:table-cell>
          <table:table-cell office:value-type="float" office:value="8057">
            <text:p>8057</text:p>
          </table:table-cell>
          <table:table-cell office:value-type="float" office:value="19501">
            <text:p>19501</text:p>
          </table:table-cell>
          <table:table-cell office:value-type="float" office:value="51547">
            <text:p>51547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2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1.01">
            <text:p>1.01</text:p>
          </table:table-cell>
          <table:table-cell table:number-columns-repeated="2" office:value-type="float" office:value="1.09">
            <text:p>1.09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.2">
            <text:p>17.2</text:p>
          </table:table-cell>
          <table:table-cell office:value-type="float" office:value="4946">
            <text:p>4946</text:p>
          </table:table-cell>
          <table:table-cell office:value-type="float" office:value="5301">
            <text:p>5301</text:p>
          </table:table-cell>
          <table:table-cell office:value-type="float" office:value="9991">
            <text:p>99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2:29.95</dc:date>
    <dc:creator>Liam Widdess</dc:creator>
    <meta:editing-duration>P2DT3H31M8S</meta:editing-duration>
    <meta:editing-cycles>185</meta:editing-cycles>
    <meta:generator>OpenOffice/4.1.7$Win32 OpenOffice.org_project/417m1$Build-9800</meta:generator>
    <meta:document-statistic meta:table-count="8" meta:cell-count="771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61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87">
                <text:p>987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23">
                <text:p>1223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31">
                <text:p>1331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63">
                <text:p>156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72">
                <text:p>1772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70">
                <text:p>770</text:p>
              </table:table-cell>
              <table:table-cell office:value-type="float" office:value="1652">
                <text:p>165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61">
                <text:p>861</text:p>
              </table:table-cell>
              <table:table-cell office:value-type="float" office:value="1826">
                <text:p>1826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52">
                <text:p>1052</text:p>
              </table:table-cell>
              <table:table-cell office:value-type="float" office:value="1969">
                <text:p>1969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42">
                <text:p>1042</text:p>
              </table:table-cell>
              <table:table-cell office:value-type="float" office:value="2217">
                <text:p>2217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22">
                <text:p>1122</text:p>
              </table:table-cell>
              <table:table-cell office:value-type="float" office:value="2095">
                <text:p>2095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80">
                <text:p>1180</text:p>
              </table:table-cell>
              <table:table-cell office:value-type="float" office:value="2262">
                <text:p>2262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3">
                <text:p>1383</text:p>
              </table:table-cell>
              <table:table-cell office:value-type="float" office:value="2608">
                <text:p>2608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21">
                <text:p>1521</text:p>
              </table:table-cell>
              <table:table-cell office:value-type="float" office:value="2750">
                <text:p>2750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8">
                <text:p>1748</text:p>
              </table:table-cell>
              <table:table-cell office:value-type="float" office:value="2913">
                <text:p>2913</text:p>
              </table:table-cell>
              <table:table-cell office:value-type="float" office:value="5708">
                <text:p>570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77">
                <text:p>1777</text:p>
              </table:table-cell>
              <table:table-cell office:value-type="float" office:value="3108">
                <text:p>3108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26">
                <text:p>1826</text:p>
              </table:table-cell>
              <table:table-cell office:value-type="float" office:value="3139">
                <text:p>3139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98">
                <text:p>2098</text:p>
              </table:table-cell>
              <table:table-cell office:value-type="float" office:value="3422">
                <text:p>3422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72">
                <text:p>1872</text:p>
              </table:table-cell>
              <table:table-cell office:value-type="float" office:value="3578">
                <text:p>3578</text:p>
              </table:table-cell>
              <table:table-cell office:value-type="float" office:value="7155">
                <text:p>7155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24">
                <text:p>2024</text:p>
              </table:table-cell>
              <table:table-cell office:value-type="float" office:value="3852">
                <text:p>3852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74">
                <text:p>2074</text:p>
              </table:table-cell>
              <table:table-cell office:value-type="float" office:value="3937">
                <text:p>3937</text:p>
              </table:table-cell>
              <table:table-cell office:value-type="float" office:value="7739">
                <text:p>773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46">
                <text:p>2246</text:p>
              </table:table-cell>
              <table:table-cell office:value-type="float" office:value="4335">
                <text:p>4335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50">
                <text:p>2450</text:p>
              </table:table-cell>
              <table:table-cell office:value-type="float" office:value="4546">
                <text:p>4546</text:p>
              </table:table-cell>
              <table:table-cell office:value-type="float" office:value="9351">
                <text:p>9351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08">
                <text:p>2708</text:p>
              </table:table-cell>
              <table:table-cell office:value-type="float" office:value="4835">
                <text:p>4835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924">
                <text:p>2924</text:p>
              </table:table-cell>
              <table:table-cell office:value-type="float" office:value="5178">
                <text:p>5178</text:p>
              </table:table-cell>
              <table:table-cell office:value-type="float" office:value="8973">
                <text:p>897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6">
                <text:p>2886</text:p>
              </table:table-cell>
              <table:table-cell office:value-type="float" office:value="5432">
                <text:p>5432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25">
                <text:p>3025</text:p>
              </table:table-cell>
              <table:table-cell office:value-type="float" office:value="5334">
                <text:p>5334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532">
                <text:p>3532</text:p>
              </table:table-cell>
              <table:table-cell office:value-type="float" office:value="5924">
                <text:p>5924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52">
                <text:p>3852</text:p>
              </table:table-cell>
              <table:table-cell office:value-type="float" office:value="6425">
                <text:p>6425</text:p>
              </table:table-cell>
              <table:table-cell office:value-type="float" office:value="11959">
                <text:p>1195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095">
                <text:p>4095</text:p>
              </table:table-cell>
              <table:table-cell office:value-type="float" office:value="6782">
                <text:p>6782</text:p>
              </table:table-cell>
              <table:table-cell office:value-type="float" office:value="11464">
                <text:p>114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35">
                <text:p>4235</text:p>
              </table:table-cell>
              <table:table-cell office:value-type="float" office:value="6430">
                <text:p>6430</text:p>
              </table:table-cell>
              <table:table-cell office:value-type="float" office:value="12262">
                <text:p>1226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492">
                <text:p>4492</text:p>
              </table:table-cell>
              <table:table-cell office:value-type="float" office:value="7310">
                <text:p>7310</text:p>
              </table:table-cell>
              <table:table-cell office:value-type="float" office:value="13950">
                <text:p>1395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7895">
                <text:p>7895</text:p>
              </table:table-cell>
              <table:table-cell office:value-type="float" office:value="14412">
                <text:p>1441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75">
                <text:p>4575</text:p>
              </table:table-cell>
              <table:table-cell office:value-type="float" office:value="7926">
                <text:p>7926</text:p>
              </table:table-cell>
              <table:table-cell office:value-type="float" office:value="14347">
                <text:p>1434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60">
                <text:p>4660</text:p>
              </table:table-cell>
              <table:table-cell office:value-type="float" office:value="8117">
                <text:p>8117</text:p>
              </table:table-cell>
              <table:table-cell office:value-type="float" office:value="16140">
                <text:p>1614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14">
                <text:p>5014</text:p>
              </table:table-cell>
              <table:table-cell office:value-type="float" office:value="9102">
                <text:p>9102</text:p>
              </table:table-cell>
              <table:table-cell office:value-type="float" office:value="18159">
                <text:p>1815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62">
                <text:p>5462</text:p>
              </table:table-cell>
              <table:table-cell office:value-type="float" office:value="9944">
                <text:p>9944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52">
                <text:p>5752</text:p>
              </table:table-cell>
              <table:table-cell office:value-type="float" office:value="10152">
                <text:p>10152</text:p>
              </table:table-cell>
              <table:table-cell office:value-type="float" office:value="18646">
                <text:p>1864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94">
                <text:p>5694</text:p>
              </table:table-cell>
              <table:table-cell office:value-type="float" office:value="10382">
                <text:p>10382</text:p>
              </table:table-cell>
              <table:table-cell office:value-type="float" office:value="17673">
                <text:p>176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90">
                <text:p>6590</text:p>
              </table:table-cell>
              <table:table-cell office:value-type="float" office:value="11303">
                <text:p>11303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60">
                <text:p>6960</text:p>
              </table:table-cell>
              <table:table-cell office:value-type="float" office:value="12212">
                <text:p>12212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754">
                <text:p>7754</text:p>
              </table:table-cell>
              <table:table-cell office:value-type="float" office:value="12490">
                <text:p>12490</text:p>
              </table:table-cell>
              <table:table-cell office:value-type="float" office:value="18106">
                <text:p>1810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208">
                <text:p>8208</text:p>
              </table:table-cell>
              <table:table-cell office:value-type="float" office:value="12035">
                <text:p>12035</text:p>
              </table:table-cell>
              <table:table-cell office:value-type="float" office:value="18068">
                <text:p>1806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624">
                <text:p>12624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78">
                <text:p>9678</text:p>
              </table:table-cell>
              <table:table-cell office:value-type="float" office:value="12897">
                <text:p>12897</text:p>
              </table:table-cell>
              <table:table-cell office:value-type="float" office:value="17828">
                <text:p>178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666">
                <text:p>8666</text:p>
              </table:table-cell>
              <table:table-cell office:value-type="float" office:value="12195">
                <text:p>12195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7182">
                <text:p>7182</text:p>
              </table:table-cell>
              <table:table-cell office:value-type="float" office:value="11745">
                <text:p>11745</text:p>
              </table:table-cell>
              <table:table-cell office:value-type="float" office:value="17957">
                <text:p>1795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492">
                <text:p>8492</text:p>
              </table:table-cell>
              <table:table-cell office:value-type="float" office:value="12295">
                <text:p>12295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284">
                <text:p>9284</text:p>
              </table:table-cell>
              <table:table-cell office:value-type="float" office:value="12376">
                <text:p>12376</text:p>
              </table:table-cell>
              <table:table-cell office:value-type="float" office:value="18656">
                <text:p>1865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16">
                <text:p>8316</text:p>
              </table:table-cell>
              <table:table-cell office:value-type="float" office:value="11740">
                <text:p>11740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136">
                <text:p>7136</text:p>
              </table:table-cell>
              <table:table-cell office:value-type="float" office:value="12322">
                <text:p>12322</text:p>
              </table:table-cell>
              <table:table-cell office:value-type="float" office:value="21632">
                <text:p>2163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104">
                <text:p>7104</text:p>
              </table:table-cell>
              <table:table-cell office:value-type="float" office:value="13188">
                <text:p>13188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336">
                <text:p>8336</text:p>
              </table:table-cell>
              <table:table-cell office:value-type="float" office:value="13992">
                <text:p>13992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120">
                <text:p>7120</text:p>
              </table:table-cell>
              <table:table-cell office:value-type="float" office:value="13919">
                <text:p>13919</text:p>
              </table:table-cell>
              <table:table-cell office:value-type="float" office:value="29504">
                <text:p>2950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945">
                <text:p>6945</text:p>
              </table:table-cell>
              <table:table-cell office:value-type="float" office:value="13133">
                <text:p>13133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104">
                <text:p>7104</text:p>
              </table:table-cell>
              <table:table-cell office:value-type="float" office:value="14652">
                <text:p>14652</text:p>
              </table:table-cell>
              <table:table-cell office:value-type="float" office:value="31376">
                <text:p>3137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590">
                <text:p>7590</text:p>
              </table:table-cell>
              <table:table-cell office:value-type="float" office:value="15884">
                <text:p>15884</text:p>
              </table:table-cell>
              <table:table-cell office:value-type="float" office:value="34114">
                <text:p>3411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120">
                <text:p>7120</text:p>
              </table:table-cell>
              <table:table-cell office:value-type="float" office:value="15232">
                <text:p>15232</text:p>
              </table:table-cell>
              <table:table-cell office:value-type="float" office:value="33120">
                <text:p>3312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408">
                <text:p>7408</text:p>
              </table:table-cell>
              <table:table-cell office:value-type="float" office:value="16362">
                <text:p>16362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695">
                <text:p>7695</text:p>
              </table:table-cell>
              <table:table-cell office:value-type="float" office:value="16764">
                <text:p>16764</text:p>
              </table:table-cell>
              <table:table-cell office:value-type="float" office:value="38640">
                <text:p>3864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650">
                <text:p>7650</text:p>
              </table:table-cell>
              <table:table-cell office:value-type="float" office:value="16528">
                <text:p>16528</text:p>
              </table:table-cell>
              <table:table-cell office:value-type="float" office:value="34928">
                <text:p>3492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770">
                <text:p>7770</text:p>
              </table:table-cell>
              <table:table-cell office:value-type="float" office:value="16912">
                <text:p>16912</text:p>
              </table:table-cell>
              <table:table-cell office:value-type="float" office:value="36360">
                <text:p>3636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8235">
                <text:p>8235</text:p>
              </table:table-cell>
              <table:table-cell office:value-type="float" office:value="17787">
                <text:p>17787</text:p>
              </table:table-cell>
              <table:table-cell office:value-type="float" office:value="39720">
                <text:p>3972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208">
                <text:p>8208</text:p>
              </table:table-cell>
              <table:table-cell office:value-type="float" office:value="18464">
                <text:p>18464</text:p>
              </table:table-cell>
              <table:table-cell office:value-type="float" office:value="40260">
                <text:p>40260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500">
                <text:p>7500</text:p>
              </table:table-cell>
              <table:table-cell office:value-type="float" office:value="17344">
                <text:p>17344</text:p>
              </table:table-cell>
              <table:table-cell office:value-type="float" office:value="39984">
                <text:p>3998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695">
                <text:p>7695</text:p>
              </table:table-cell>
              <table:table-cell office:value-type="float" office:value="17728">
                <text:p>17728</text:p>
              </table:table-cell>
              <table:table-cell office:value-type="float" office:value="43500">
                <text:p>4350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725">
                <text:p>7725</text:p>
              </table:table-cell>
              <table:table-cell office:value-type="float" office:value="18117">
                <text:p>18117</text:p>
              </table:table-cell>
              <table:table-cell office:value-type="float" office:value="42756">
                <text:p>4275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100">
                <text:p>8100</text:p>
              </table:table-cell>
              <table:table-cell office:value-type="float" office:value="18870">
                <text:p>18870</text:p>
              </table:table-cell>
              <table:table-cell office:value-type="float" office:value="43386">
                <text:p>4338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858">
                <text:p>7858</text:p>
              </table:table-cell>
              <table:table-cell office:value-type="float" office:value="17560">
                <text:p>17560</text:p>
              </table:table-cell>
              <table:table-cell office:value-type="float" office:value="44394">
                <text:p>4439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8208">
                <text:p>8208</text:p>
              </table:table-cell>
              <table:table-cell office:value-type="float" office:value="18394">
                <text:p>18394</text:p>
              </table:table-cell>
              <table:table-cell office:value-type="float" office:value="46410">
                <text:p>4641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931">
                <text:p>7931</text:p>
              </table:table-cell>
              <table:table-cell office:value-type="float" office:value="18324">
                <text:p>18324</text:p>
              </table:table-cell>
              <table:table-cell office:value-type="float" office:value="48468">
                <text:p>4846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601">
                <text:p>7601</text:p>
              </table:table-cell>
              <table:table-cell office:value-type="float" office:value="16988">
                <text:p>16988</text:p>
              </table:table-cell>
              <table:table-cell office:value-type="float" office:value="45528">
                <text:p>4552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570">
                <text:p>8570</text:p>
              </table:table-cell>
              <table:table-cell office:value-type="float" office:value="19153">
                <text:p>19153</text:p>
              </table:table-cell>
              <table:table-cell office:value-type="float" office:value="46536">
                <text:p>4653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717">
                <text:p>8717</text:p>
              </table:table-cell>
              <table:table-cell office:value-type="float" office:value="21037">
                <text:p>21037</text:p>
              </table:table-cell>
              <table:table-cell office:value-type="float" office:value="49418">
                <text:p>4941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866">
                <text:p>8866</text:p>
              </table:table-cell>
              <table:table-cell office:value-type="float" office:value="19814">
                <text:p>19814</text:p>
              </table:table-cell>
              <table:table-cell office:value-type="float" office:value="45690">
                <text:p>4569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971">
                <text:p>7971</text:p>
              </table:table-cell>
              <table:table-cell office:value-type="float" office:value="19211">
                <text:p>19211</text:p>
              </table:table-cell>
              <table:table-cell office:value-type="float" office:value="46806">
                <text:p>4680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992">
                <text:p>7992</text:p>
              </table:table-cell>
              <table:table-cell office:value-type="float" office:value="19173">
                <text:p>19173</text:p>
              </table:table-cell>
              <table:table-cell office:value-type="float" office:value="47948">
                <text:p>4794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8014">
                <text:p>8014</text:p>
              </table:table-cell>
              <table:table-cell office:value-type="float" office:value="19406">
                <text:p>19406</text:p>
              </table:table-cell>
              <table:table-cell office:value-type="float" office:value="49119">
                <text:p>4911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8036">
                <text:p>8036</text:p>
              </table:table-cell>
              <table:table-cell office:value-type="float" office:value="19585">
                <text:p>19585</text:p>
              </table:table-cell>
              <table:table-cell office:value-type="float" office:value="50318">
                <text:p>5031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8057">
                <text:p>8057</text:p>
              </table:table-cell>
              <table:table-cell office:value-type="float" office:value="19501">
                <text:p>19501</text:p>
              </table:table-cell>
              <table:table-cell office:value-type="float" office:value="51547">
                <text:p>51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624.25">
                <text:p>6624.2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5cm" svg:y="1.405cm" svg:width="30.884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0.5225">
                <text:p>20.522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1.0966666666667">
                <text:p>21.0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3cm" svg:y="1.352cm" svg:width="31.34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4015929464747">
                <text:p>1.4401592946474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925173978987">
                <text:p>1.2592517397898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6839180624717">
                <text:p>1.6683918062471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78219955336434">
                <text:p>0.97821995533643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4011856258721">
                <text:p>1.5401185625872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0050498860892">
                <text:p>1.1005049886089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3724104869935">
                <text:p>1.33724104869935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5545926428288">
                <text:p>1.3554592642828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515746193623">
                <text:p>1.2451574619362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7172478822989">
                <text:p>1.0717247882298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212011353738">
                <text:p>1.2021201135373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854338344636">
                <text:p>1.1585433834463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478416675685">
                <text:p>1.2547841667568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6388323589153">
                <text:p>1.3638832358915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3795900027185">
                <text:p>1.1379590002718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496489">
                <text:p>1.1449648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2070587642679">
                <text:p>1.2207058764267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646313014873">
                <text:p>1.1564631301487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5583067653028">
                <text:p>1.2558306765302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7129708596668">
                <text:p>1.1712970859666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4173611519031">
                <text:p>1.1417361151903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022781085691">
                <text:p>1.260227810856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8653352064769">
                <text:p>1.2865335206476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9945768998216">
                <text:p>1.1994576899821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386808205761">
                <text:p>1.14386808205761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9311129785507">
                <text:p>1.1931112978550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805014606692">
                <text:p>1.3080501460669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272227720799">
                <text:p>1.1527222772079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228027844945">
                <text:p>1.1322802784494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0827740537239">
                <text:p>1.2082774053723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3621933020939">
                <text:p>1.2362193302093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3207074618011">
                <text:p>1.232070746180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227599419759">
                <text:p>1.1522759941975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0787428677664">
                <text:p>1.3078742867766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0574462939002">
                <text:p>1.1057446293900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8104265510253">
                <text:p>1.1810426551025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1534993202393">
                <text:p>1.1153499320239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2049657327311">
                <text:p>1.2204965732731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2516070548673">
                <text:p>1.1251607054867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702763796538">
                <text:p>1.2370276379653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6220472146832">
                <text:p>1.2622047214683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928613442428">
                <text:p>1.2792861344242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579726582746">
                <text:p>1.2657972658274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29907497751604">
                <text:p>0.92990749775160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085335958392">
                <text:p>1.0608533595839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962429402247">
                <text:p>1.0796242940224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852072065737">
                <text:p>1.1185207206573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926900578107462">
                <text:p>0.92690057810746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259854199164">
                <text:p>1.0625985419916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7168636453618">
                <text:p>1.0716863645361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9721179299442">
                <text:p>1.197211792994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15754146557003">
                <text:p>0.91575414655700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90569612416997">
                <text:p>0.89056961241699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3007319713218">
                <text:p>0.930073197132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549025698342">
                <text:p>1.154902569834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40788458976424">
                <text:p>0.94078845897642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0583521775712">
                <text:p>1.0058352177571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8093817353389">
                <text:p>1.2809381735338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9284973378235">
                <text:p>1.1928497337823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890800713668">
                <text:p>1.1189080071366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739274097583">
                <text:p>1.127392740975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5985583208149">
                <text:p>1.0598558320814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6523661242928">
                <text:p>1.0652366124292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7058483724068">
                <text:p>1.0705848372406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33019069728">
                <text:p>1.043301906972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2614048407587">
                <text:p>1.0261404840758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3678751888782">
                <text:p>1.03678751888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80500859539669">
                <text:p>0.98050085953966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4857179930796">
                <text:p>0.99485717993079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4539548826615">
                <text:p>1.0453954882661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3897552691761">
                <text:p>1.038975526917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5316241295622">
                <text:p>1.0531624129562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356534389931">
                <text:p>1.0435653438993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663784984917">
                <text:p>1.0066378498491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8501142028716">
                <text:p>1.0850114202871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2191">
                <text:p>22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